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http://www.w3.org/1999/XSL/Format" xmlns:xlink="http://www.w3.org/1999/xlink" xmlns:dc="http://purl.org/dc/elements/1.1/" xmlns:meta="urn:oasis:names:tc:opendocument:xmlns:meta:1.0" xmlns:number="urn:oasis:names:tc:opendocument:xmlns:datastyle:1.0" xmlns:svg="http://www.w3.org/2000/svg"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Lucidasans1" svg:font-family="Lucidasans"/>
    <style:font-face style:name="Bitstream Vera Sans Mono" svg:font-family="'Bitstream Vera Sans Mono'" style:font-family-generic="modern" style:font-pitch="fixed"/>
    <style:font-face style:name="Courier1" svg:font-family="Courier" style:font-family-generic="modern" style:font-pitch="fixed"/>
    <style:font-face style:name="Courier" svg:font-family="Courier" style:font-adornments="Regular" style:font-family-generic="modern" style:font-pitch="fixed"/>
    <style:font-face style:name="Bitstream Vera Sans1" svg:font-family="'Bitstream Vera Sans'" style:font-pitch="variable"/>
    <style:font-face style:name="Lucidasans" svg:font-family="Lucidasans" style:font-pitch="variable"/>
    <style:font-face style:name="Mincho" svg:font-family="Mincho" style:font-pitch="variable"/>
    <style:font-face style:name="Times New Roman" svg:font-family="'Times New Roman'" style:font-adornments="Regular" style:font-pitch="variable"/>
    <style:font-face style:name="Bitstream Vera Serif" svg:font-family="'Bitstream Vera Serif'" style:font-family-generic="roman" style:font-pitch="variable"/>
    <style:font-face style:name="Arial" svg:font-family="Arial" style:font-adornments="Bold" style:font-family-generic="swiss" style:font-pitch="variable"/>
    <style:font-face style:name="Arial1" svg:font-family="Arial" style:font-adornments="Bold Italic" style:font-family-generic="swiss" style:font-pitch="variable"/>
    <style:font-face style:name="Bitstream Vera Sans" svg:font-family="'Bitstream Vera Sans'" style:font-family-generic="swiss" style:font-pitch="variable"/>
  </office:font-face-decls>
  <office:automatic-styles>
    <style:style style:name="Table1" style:family="table">
      <style:table-properties style:width="2.7736in" fo:margin-left="0.5403in" fo:margin-right="2.6861in" table:align="margins"/>
    </style:style>
    <style:style style:name="Table1.A" style:family="table-column">
      <style:table-column-properties style:column-width="1.4139in" style:rel-column-width="33400*"/>
    </style:style>
    <style:style style:name="Table1.B" style:family="table-column">
      <style:table-column-properties style:column-width="0.6014in" style:rel-column-width="14211*"/>
    </style:style>
    <style:style style:name="Table1.C" style:family="table-column">
      <style:table-column-properties style:column-width="0.7583in" style:rel-column-width="17924*"/>
    </style:style>
    <style:style style:name="Table1.A1" style:family="table-cell">
      <style:table-cell-properties fo:padding="0.0382in" fo:border="none"/>
    </style:style>
    <style:style style:name="Table1.C2" style:family="table-cell" style:data-style-name="N0">
      <style:table-cell-properties style:vertical-align="bottom" fo:padding="0.0382in" fo:border="none"/>
    </style:style>
    <style:style style:name="Table1.A4" style:family="table-cell">
      <style:table-cell-properties fo:background-color="transparent" fo:padding="0.0382in" fo:border="none">
        <style:background-image/>
      </style:table-cell-properties>
    </style:style>
    <style:style style:name="Table2" style:family="table">
      <style:table-properties style:width="1.6333in" fo:margin-left="0.5299in" fo:margin-right="3.8368in" table:align="margins"/>
    </style:style>
    <style:style style:name="Table2.A" style:family="table-column">
      <style:table-column-properties style:column-width="0.8521in" style:rel-column-width="34192*"/>
    </style:style>
    <style:style style:name="Table2.B" style:family="table-column">
      <style:table-column-properties style:column-width="0.7813in" style:rel-column-width="31343*"/>
    </style:style>
    <style:style style:name="Table2.A1" style:family="table-cell">
      <style:table-cell-properties fo:padding="0.0382in" fo:border="none"/>
    </style:style>
    <style:style style:name="Table2.B2" style:family="table-cell" style:data-style-name="N0">
      <style:table-cell-properties style:vertical-align="bottom" fo:padding="0.0382in" fo:border="none"/>
    </style:style>
    <style:style style:name="Table3" style:family="table">
      <style:table-properties style:width="5.4792in" table:align="right"/>
    </style:style>
    <style:style style:name="Table3.A" style:family="table-column">
      <style:table-column-properties style:column-width="2.441in"/>
    </style:style>
    <style:style style:name="Table3.B" style:family="table-column">
      <style:table-column-properties style:column-width="3.0382in"/>
    </style:style>
    <style:style style:name="Table3.A1" style:family="table-cell">
      <style:table-cell-properties fo:padding="0.0382in" fo:border="none"/>
    </style:style>
    <style:style style:name="Table3.B1" style:family="table-cell">
      <style:table-cell-properties fo:background-color="transparent" fo:padding="0.0382in" fo:border="none">
        <style:background-image/>
      </style:table-cell-properties>
    </style:style>
    <style:style style:name="Table4" style:family="table">
      <style:table-properties style:width="5.4604in" table:align="right"/>
    </style:style>
    <style:style style:name="Table4.A" style:family="table-column">
      <style:table-column-properties style:column-width="5.4604in"/>
    </style:style>
    <style:style style:name="Table4.A1" style:family="table-cell">
      <style:table-cell-properties fo:padding="0.0382in" fo:border="none"/>
    </style:style>
    <style:style style:name="Table35" style:family="table">
      <style:table-properties style:width="2.8in" fo:margin-left="0.55in" fo:margin-right="2.65in" table:align="margins"/>
    </style:style>
    <style:style style:name="Table35.A" style:family="table-column">
      <style:table-column-properties style:column-width="1.7021in" style:rel-column-width="39844*"/>
    </style:style>
    <style:style style:name="Table35.B" style:family="table-column">
      <style:table-column-properties style:column-width="1.0979in" style:rel-column-width="25691*"/>
    </style:style>
    <style:style style:name="Table35.A1" style:family="table-cell">
      <style:table-cell-properties fo:padding="0.0382in" fo:border="none"/>
    </style:style>
    <style:style style:name="Table6" style:family="table">
      <style:table-properties style:width="2.6in" fo:margin-left="0.5597in" fo:margin-right="2.8403in" table:align="margins" style:may-break-between-rows="false"/>
    </style:style>
    <style:style style:name="Table6.A" style:family="table-column">
      <style:table-column-properties style:column-width="1.6826in" style:rel-column-width="42411*"/>
    </style:style>
    <style:style style:name="Table6.B" style:family="table-column">
      <style:table-column-properties style:column-width="0.9174in" style:rel-column-width="23124*"/>
    </style:style>
    <style:style style:name="Table6.A1" style:family="table-cell">
      <style:table-cell-properties fo:padding="0.0382in" fo:border="none"/>
    </style:style>
    <style:style style:name="Table6.B2" style:family="table-cell" style:data-style-name="N0">
      <style:table-cell-properties style:vertical-align="bottom" fo:padding="0.0382in" fo:border="none"/>
    </style:style>
    <style:style style:name="Table6.B8" style:family="table-cell">
      <style:table-cell-properties style:vertical-align="top" fo:padding="0.0382in" fo:border="none"/>
    </style:style>
    <style:style style:name="Table7" style:family="table">
      <style:table-properties style:width="5.4007in" table:align="right"/>
    </style:style>
    <style:style style:name="Table7.A" style:family="table-column">
      <style:table-column-properties style:column-width="5.4007in"/>
    </style:style>
    <style:style style:name="Table7.A1" style:family="table-cell">
      <style:table-cell-properties fo:padding="0.0382in" fo:border="none"/>
    </style:style>
    <style:style style:name="Table8" style:family="table">
      <style:table-properties style:width="5.391in" table:align="right"/>
    </style:style>
    <style:style style:name="Table8.A" style:family="table-column">
      <style:table-column-properties style:column-width="5.391in"/>
    </style:style>
    <style:style style:name="Table8.A1" style:family="table-cell">
      <style:table-cell-properties fo:padding="0.0382in" fo:border="none"/>
    </style:style>
    <style:style style:name="Table5" style:family="table">
      <style:table-properties style:width="5.5097in" table:align="right"/>
    </style:style>
    <style:style style:name="Table5.A" style:family="table-column">
      <style:table-column-properties style:column-width="1.4806in"/>
    </style:style>
    <style:style style:name="Table5.B" style:family="table-column">
      <style:table-column-properties style:column-width="4.0292in"/>
    </style:style>
    <style:style style:name="Table5.A1" style:family="table-cell">
      <style:table-cell-properties fo:padding-left="0.0403in" fo:padding-right="0.0403in" fo:padding-top="0.0403in" fo:padding-bottom="0.1201in" fo:border="none"/>
    </style:style>
    <style:style style:name="Table36" style:family="table">
      <style:table-properties style:width="3.5444in" fo:margin-left="0.4056in" fo:margin-right="-0.0014in" table:align="margins" style:may-break-between-rows="false"/>
    </style:style>
    <style:style style:name="Table36.A" style:family="table-column">
      <style:table-column-properties style:column-width="0.7222in" style:rel-column-width="13356*"/>
    </style:style>
    <style:style style:name="Table36.B" style:family="table-column">
      <style:table-column-properties style:column-width="2.8222in" style:rel-column-width="52179*"/>
    </style:style>
    <style:style style:name="Table36.A1" style:family="table-cell">
      <style:table-cell-properties fo:padding="0.0382in" fo:border="none"/>
    </style:style>
    <style:style style:name="Table9" style:family="table">
      <style:table-properties style:width="5.45in" table:align="left"/>
    </style:style>
    <style:style style:name="Table9.A" style:family="table-column">
      <style:table-column-properties style:column-width="5.45in"/>
    </style:style>
    <style:style style:name="Table9.A1" style:family="table-cell">
      <style:table-cell-properties fo:background-color="#b3b3b3" fo:padding="0.0382in" fo:border="none">
        <style:background-image/>
      </style:table-cell-properties>
    </style:style>
    <style:style style:name="Table10" style:family="table">
      <style:table-properties style:width="5.45in" table:align="left"/>
    </style:style>
    <style:style style:name="Table10.A" style:family="table-column">
      <style:table-column-properties style:column-width="5.45in"/>
    </style:style>
    <style:style style:name="Table10.A1" style:family="table-cell">
      <style:table-cell-properties fo:background-color="#b3b3b3" fo:padding="0.0382in" fo:border="none">
        <style:background-image/>
      </style:table-cell-properties>
    </style:style>
    <style:style style:name="Table11" style:family="table">
      <style:table-properties style:width="5.45in" table:align="left" style:may-break-between-rows="false"/>
    </style:style>
    <style:style style:name="Table11.A" style:family="table-column">
      <style:table-column-properties style:column-width="5.45in"/>
    </style:style>
    <style:style style:name="Table11.A1" style:family="table-cell">
      <style:table-cell-properties fo:background-color="#b3b3b3" fo:padding="0.0382in" fo:border="none">
        <style:background-image/>
      </style:table-cell-properties>
    </style:style>
    <style:style style:name="Table12" style:family="table">
      <style:table-properties style:width="5.45in" table:align="left"/>
    </style:style>
    <style:style style:name="Table12.A" style:family="table-column">
      <style:table-column-properties style:column-width="5.45in"/>
    </style:style>
    <style:style style:name="Table12.A1" style:family="table-cell">
      <style:table-cell-properties fo:background-color="#b3b3b3" fo:padding="0.0382in" fo:border="none">
        <style:background-image/>
      </style:table-cell-properties>
    </style:style>
    <style:style style:name="Table13" style:family="table">
      <style:table-properties style:width="5.45in" table:align="left"/>
    </style:style>
    <style:style style:name="Table13.A" style:family="table-column">
      <style:table-column-properties style:column-width="5.45in"/>
    </style:style>
    <style:style style:name="Table13.A1" style:family="table-cell">
      <style:table-cell-properties fo:background-color="#b3b3b3" fo:padding="0.0382in" fo:border="none">
        <style:background-image/>
      </style:table-cell-properties>
    </style:style>
    <style:style style:name="Table14" style:family="table">
      <style:table-properties style:width="5.45in" table:align="left"/>
    </style:style>
    <style:style style:name="Table14.A" style:family="table-column">
      <style:table-column-properties style:column-width="5.45in"/>
    </style:style>
    <style:style style:name="Table14.A1" style:family="table-cell">
      <style:table-cell-properties fo:background-color="#b3b3b3" fo:padding="0.0382in" fo:border="none">
        <style:background-image/>
      </style:table-cell-properties>
    </style:style>
    <style:style style:name="Table15" style:family="table">
      <style:table-properties style:width="5.45in" table:align="left" style:may-break-between-rows="false"/>
    </style:style>
    <style:style style:name="Table15.A" style:family="table-column">
      <style:table-column-properties style:column-width="5.45in"/>
    </style:style>
    <style:style style:name="Table15.A1" style:family="table-cell">
      <style:table-cell-properties fo:background-color="#b3b3b3" fo:padding="0.0382in" fo:border="none">
        <style:background-image/>
      </style:table-cell-properties>
    </style:style>
    <style:style style:name="Table16" style:family="table">
      <style:table-properties style:width="5.45in" table:align="left" style:may-break-between-rows="false"/>
    </style:style>
    <style:style style:name="Table16.A" style:family="table-column">
      <style:table-column-properties style:column-width="5.45in"/>
    </style:style>
    <style:style style:name="Table16.A1" style:family="table-cell">
      <style:table-cell-properties fo:background-color="#b3b3b3" fo:padding="0.0382in" fo:border="none">
        <style:background-image/>
      </style:table-cell-properties>
    </style:style>
    <style:style style:name="Table17" style:family="table">
      <style:table-properties style:width="5.45in" table:align="left" style:may-break-between-rows="false"/>
    </style:style>
    <style:style style:name="Table17.A" style:family="table-column">
      <style:table-column-properties style:column-width="5.45in"/>
    </style:style>
    <style:style style:name="Table17.A1" style:family="table-cell">
      <style:table-cell-properties fo:background-color="#b3b3b3" fo:padding="0.0382in" fo:border="none">
        <style:background-image/>
      </style:table-cell-properties>
    </style:style>
    <style:style style:name="Table18" style:family="table">
      <style:table-properties style:width="5.45in" table:align="left"/>
    </style:style>
    <style:style style:name="Table18.A" style:family="table-column">
      <style:table-column-properties style:column-width="5.45in"/>
    </style:style>
    <style:style style:name="Table18.A1" style:family="table-cell">
      <style:table-cell-properties fo:background-color="#b3b3b3" fo:padding="0.0382in" fo:border="none">
        <style:background-image/>
      </style:table-cell-properties>
    </style:style>
    <style:style style:name="Table19" style:family="table">
      <style:table-properties style:width="5.45in" table:align="left"/>
    </style:style>
    <style:style style:name="Table19.A" style:family="table-column">
      <style:table-column-properties style:column-width="5.45in"/>
    </style:style>
    <style:style style:name="Table19.A1" style:family="table-cell">
      <style:table-cell-properties fo:background-color="#b3b3b3" fo:padding="0.0382in" fo:border="none">
        <style:background-image/>
      </style:table-cell-properties>
    </style:style>
    <style:style style:name="Table20" style:family="table">
      <style:table-properties style:width="5.45in" table:align="left"/>
    </style:style>
    <style:style style:name="Table20.A" style:family="table-column">
      <style:table-column-properties style:column-width="5.45in"/>
    </style:style>
    <style:style style:name="Table20.A1" style:family="table-cell">
      <style:table-cell-properties fo:background-color="#b3b3b3" fo:padding="0.0382in" fo:border="none">
        <style:background-image/>
      </style:table-cell-properties>
    </style:style>
    <style:style style:name="Table21" style:family="table">
      <style:table-properties style:width="5.45in" table:align="left"/>
    </style:style>
    <style:style style:name="Table21.A" style:family="table-column">
      <style:table-column-properties style:column-width="5.45in"/>
    </style:style>
    <style:style style:name="Table21.A1" style:family="table-cell">
      <style:table-cell-properties fo:background-color="#b3b3b3" fo:padding="0.0382in" fo:border="none">
        <style:background-image/>
      </style:table-cell-properties>
    </style:style>
    <style:style style:name="Table22" style:family="table">
      <style:table-properties style:width="5.45in" table:align="left"/>
    </style:style>
    <style:style style:name="Table22.A" style:family="table-column">
      <style:table-column-properties style:column-width="5.45in"/>
    </style:style>
    <style:style style:name="Table22.A1" style:family="table-cell">
      <style:table-cell-properties fo:background-color="#b3b3b3" fo:padding="0.0382in" fo:border="none">
        <style:background-image/>
      </style:table-cell-properties>
    </style:style>
    <style:style style:name="Table23" style:family="table">
      <style:table-properties style:width="5.45in" table:align="left" style:may-break-between-rows="false"/>
    </style:style>
    <style:style style:name="Table23.A" style:family="table-column">
      <style:table-column-properties style:column-width="5.45in"/>
    </style:style>
    <style:style style:name="Table23.A1" style:family="table-cell">
      <style:table-cell-properties fo:background-color="#b3b3b3" fo:padding="0.0382in" fo:border="none">
        <style:background-image/>
      </style:table-cell-properties>
    </style:style>
    <style:style style:name="Table24" style:family="table">
      <style:table-properties style:width="5.45in" table:align="left" style:may-break-between-rows="false"/>
    </style:style>
    <style:style style:name="Table24.A" style:family="table-column">
      <style:table-column-properties style:column-width="5.45in"/>
    </style:style>
    <style:style style:name="Table24.A1" style:family="table-cell">
      <style:table-cell-properties fo:background-color="#b3b3b3" fo:padding="0.0382in" fo:border="none">
        <style:background-image/>
      </style:table-cell-properties>
    </style:style>
    <style:style style:name="Table25" style:family="table">
      <style:table-properties style:width="5.45in" table:align="left" style:may-break-between-rows="false"/>
    </style:style>
    <style:style style:name="Table25.A" style:family="table-column">
      <style:table-column-properties style:column-width="5.45in"/>
    </style:style>
    <style:style style:name="Table25.A1" style:family="table-cell">
      <style:table-cell-properties fo:background-color="#b3b3b3" fo:padding="0.0382in" fo:border="none">
        <style:background-image/>
      </style:table-cell-properties>
    </style:style>
    <style:style style:name="Table26" style:family="table">
      <style:table-properties style:width="5.45in" table:align="left"/>
    </style:style>
    <style:style style:name="Table26.A" style:family="table-column">
      <style:table-column-properties style:column-width="5.45in"/>
    </style:style>
    <style:style style:name="Table26.A1" style:family="table-cell">
      <style:table-cell-properties fo:background-color="#b3b3b3" fo:padding="0.0382in" fo:border="none">
        <style:background-image/>
      </style:table-cell-properties>
    </style:style>
    <style:style style:name="Table27" style:family="table">
      <style:table-properties style:width="5.45in" table:align="left"/>
    </style:style>
    <style:style style:name="Table27.A" style:family="table-column">
      <style:table-column-properties style:column-width="5.45in"/>
    </style:style>
    <style:style style:name="Table27.A1" style:family="table-cell">
      <style:table-cell-properties fo:background-color="#b3b3b3" fo:padding="0.0382in" fo:border="none">
        <style:background-image/>
      </style:table-cell-properties>
    </style:style>
    <style:style style:name="Table28" style:family="table">
      <style:table-properties style:width="5.45in" table:align="left"/>
    </style:style>
    <style:style style:name="Table28.A" style:family="table-column">
      <style:table-column-properties style:column-width="5.45in"/>
    </style:style>
    <style:style style:name="Table28.A1" style:family="table-cell">
      <style:table-cell-properties fo:background-color="#b3b3b3" fo:padding="0.0382in" fo:border="none">
        <style:background-image/>
      </style:table-cell-properties>
    </style:style>
    <style:style style:name="Table29" style:family="table">
      <style:table-properties style:width="5.45in" table:align="left"/>
    </style:style>
    <style:style style:name="Table29.A" style:family="table-column">
      <style:table-column-properties style:column-width="5.45in"/>
    </style:style>
    <style:style style:name="Table29.A1" style:family="table-cell">
      <style:table-cell-properties fo:background-color="#b3b3b3" fo:padding="0.0382in" fo:border="none">
        <style:background-image/>
      </style:table-cell-properties>
    </style:style>
    <style:style style:name="Table30" style:family="table">
      <style:table-properties style:width="5.45in" table:align="left"/>
    </style:style>
    <style:style style:name="Table30.A" style:family="table-column">
      <style:table-column-properties style:column-width="5.45in"/>
    </style:style>
    <style:style style:name="Table30.A1" style:family="table-cell">
      <style:table-cell-properties fo:background-color="#b3b3b3" fo:padding="0.0382in" fo:border="none">
        <style:background-image/>
      </style:table-cell-properties>
    </style:style>
    <style:style style:name="Table31" style:family="table">
      <style:table-properties style:width="5.45in" table:align="left" style:may-break-between-rows="false"/>
    </style:style>
    <style:style style:name="Table31.A" style:family="table-column">
      <style:table-column-properties style:column-width="5.45in"/>
    </style:style>
    <style:style style:name="Table31.A1" style:family="table-cell">
      <style:table-cell-properties fo:background-color="#b3b3b3" fo:padding="0.0382in" fo:border="none">
        <style:background-image/>
      </style:table-cell-properties>
    </style:style>
    <style:style style:name="Table32" style:family="table">
      <style:table-properties style:width="5.45in" table:align="left" style:may-break-between-rows="false"/>
    </style:style>
    <style:style style:name="Table32.A" style:family="table-column">
      <style:table-column-properties style:column-width="5.45in"/>
    </style:style>
    <style:style style:name="Table32.A1" style:family="table-cell">
      <style:table-cell-properties fo:background-color="#b3b3b3" fo:padding="0.0382in" fo:border="none">
        <style:background-image/>
      </style:table-cell-properties>
    </style:style>
    <style:style style:name="Table33" style:family="table">
      <style:table-properties style:width="5.45in" table:align="left" style:may-break-between-rows="false"/>
    </style:style>
    <style:style style:name="Table33.A" style:family="table-column">
      <style:table-column-properties style:column-width="5.45in"/>
    </style:style>
    <style:style style:name="Table33.A1" style:family="table-cell">
      <style:table-cell-properties fo:background-color="#b3b3b3" fo:padding="0.0382in" fo:border="none">
        <style:background-image/>
      </style:table-cell-properties>
    </style:style>
    <style:style style:name="Table34" style:family="table">
      <style:table-properties style:width="5.0076in" table:align="left" style:may-break-between-rows="false"/>
    </style:style>
    <style:style style:name="Table34.A" style:family="table-column">
      <style:table-column-properties style:column-width="5.0076in"/>
    </style:style>
    <style:style style:name="Table34.A1" style:family="table-cell">
      <style:table-cell-properties fo:background-color="#b3b3b3" fo:padding="0.0382in" fo:border="none">
        <style:background-image/>
      </style:table-cell-properties>
    </style:style>
    <style:style style:name="P1" style:family="paragraph" style:parent-style-name="Standard">
      <style:paragraph-properties fo:text-align="center" style:justify-single-word="false"/>
    </style:style>
    <style:style style:name="P2" style:family="paragraph" style:parent-style-name="Contents_20_1">
      <style:paragraph-properties>
        <style:tab-stops>
          <style:tab-stop style:position="6in" style:type="right" style:leader-style="dotted" style:leader-text="."/>
        </style:tab-stops>
      </style:paragraph-properties>
    </style:style>
    <style:style style:name="P3" style:family="paragraph" style:parent-style-name="Contents_20_2">
      <style:paragraph-properties>
        <style:tab-stops>
          <style:tab-stop style:position="5.8035in" style:type="right" style:leader-style="dotted" style:leader-text="."/>
        </style:tab-stops>
      </style:paragraph-properties>
    </style:style>
    <style:style style:name="P4" style:family="paragraph" style:parent-style-name="Heading_20_1">
      <style:paragraph-properties fo:break-before="page"/>
    </style:style>
    <style:style style:name="P5" style:family="paragraph" style:parent-style-name="Text_20_body">
      <style:paragraph-properties fo:text-align="end" style:justify-single-word="false"/>
    </style:style>
    <style:style style:name="P6" style:family="paragraph" style:parent-style-name="Text_20_body">
      <style:text-properties fo:language="en" fo:country="US"/>
    </style:style>
    <style:style style:name="P7" style:family="paragraph" style:parent-style-name="Standard">
      <style:text-properties style:font-name="Courier1" fo:font-size="8pt" style:font-size-asian="8pt" style:font-size-complex="8pt"/>
    </style:style>
    <style:style style:name="T1" style:family="text">
      <style:text-properties fo:language="en" fo:country="US"/>
    </style:style>
    <style:style style:name="T2" style:family="text" style:parent-style-name="Source_20_Text">
      <style:text-properties fo:font-style="normal" style:font-style-asian="normal" style:font-style-complex="normal"/>
    </style:style>
    <style:style style:name="T3" style:family="text">
      <style:text-properties style:font-name="Times New Roman" style:font-name-asian="Times New Roman" style:font-name-complex="Times New Roman"/>
    </style:style>
    <style:style style:name="T4" style:family="text">
      <style:text-properties style:font-name="Times New Roman"/>
    </style:style>
    <style:style style:name="Sect1" style:family="section">
      <style:section-properties style:editable="false">
        <style:columns fo:column-count="0" fo:column-gap="0in"/>
      </style:section-properties>
    </style:style>
    <number:number-style style:name="N0">
      <number:number number:min-integer-digits="1"/>
    </number:number-style>
    <number:date-style style:name="N37" number:automatic-order="true">
      <number:month number:style="long"/>
      <number:text>/</number:text>
      <number:day number:style="long"/>
      <number:text>/</number:text>
      <number:year/>
    </number:dat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
      <text:p text:style-name="Title">OpenEXR File Layout</text:p>
      <text:p text:style-name="P1">Last Update: <text:date style:data-style-name="N37" text:date-value="2008-05-28T21:35:38">05/28/08</text:date></text:p>
      <text:p text:style-name="P1"/>
      <text:p text:style-name="P1">Florian Kainz</text:p>
      <text:p text:style-name="P1">Industrial Light &amp; Magic</text:p>
      <text:p text:style-name="Standard"/>
      <text:p text:style-name="Text_20_body"/>
      <text:p text:style-name="Text_20_body">This document gives an overview of the layout of OpenEXR image files as byte sequences. <text:s/>The text assumes that the reader is familiar with OpenEXR terms such as "channel", "attribute" or "data window". <text:s/>For an explanation of those terms see the Technical Introduction to OpenEXR.</text:p>
      <text:p text:style-name="Text_20_body">This document does not define the OpenEXR file format. <text:s/>OpenEXR is defined as the file format that is read and written by the IlmImf open-source C++ library. <text:s/>If this document and the IlmImf library disagree, then the library takes precedence.</text:p>
      <text:p text:style-name="Text_20_body"/>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
            <text:index-entry-chapter/>
            <text:index-entry-text/>
            <text:index-entry-tab-stop style:type="right" style:leader-char="."/>
            <text:index-entry-page-number/>
          </text:table-of-content-entry-template>
          <text:table-of-content-entry-template text:outline-level="4"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
            <text:index-entry-chapter/>
            <text:index-entry-text/>
            <text:index-entry-tab-stop style:type="right" style:leader-char="."/>
            <text:index-entry-page-number/>
          </text:table-of-content-entry-template>
          <text:table-of-content-entry-template text:outline-level="5"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
            <text:index-entry-chapter/>
            <text:index-entry-text/>
            <text:index-entry-tab-stop style:type="right" style:leader-char="."/>
            <text:index-entry-page-number/>
          </text:table-of-content-entry-template>
          <text:table-of-content-entry-template text:outline-level="6"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6">
            <text:index-entry-chapter/>
            <text:index-entry-text/>
            <text:index-entry-tab-stop style:type="right" style:leader-char="."/>
            <text:index-entry-page-number/>
          </text:table-of-content-entry-template>
          <text:table-of-content-entry-template text:outline-level="7"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7">
            <text:index-entry-chapter/>
            <text:index-entry-text/>
            <text:index-entry-tab-stop style:type="right" style:leader-char="."/>
            <text:index-entry-page-number/>
          </text:table-of-content-entry-template>
          <text:table-of-content-entry-template text:outline-level="8"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8">
            <text:index-entry-chapter/>
            <text:index-entry-text/>
            <text:index-entry-tab-stop style:type="right" style:leader-char="."/>
            <text:index-entry-page-number/>
          </text:table-of-content-entry-template>
          <text:table-of-content-entry-template text:outline-level="9"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9">
            <text:index-entry-chapter/>
            <text:index-entry-text/>
            <text:index-entry-tab-stop style:type="right" style:leader-char="."/>
            <text:index-entry-page-number/>
          </text:table-of-content-entry-template>
          <text:table-of-content-entry-template text:outline-level="10"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Basic Data Types<text:tab/>2</text:p>
          <text:p text:style-name="P3">Integers<text:tab/>2</text:p>
          <text:p text:style-name="P3">Floating-point numbers <text:tab/>2</text:p>
          <text:p text:style-name="P3">Text<text:tab/>2</text:p>
          <text:p text:style-name="P3">Packing<text:tab/>3</text:p>
          <text:p text:style-name="P2">File Layout<text:tab/>3</text:p>
          <text:p text:style-name="P3">High-Level Layout<text:tab/>3</text:p>
          <text:p text:style-name="P3">Magic Number<text:tab/>3</text:p>
          <text:p text:style-name="P3">Version Field<text:tab/>3</text:p>
          <text:p text:style-name="P3">Header<text:tab/>4</text:p>
          <text:p text:style-name="P3">Scan Line Blocks<text:tab/>4</text:p>
          <text:p text:style-name="P3">Line Offset Table<text:tab/>5</text:p>
          <text:p text:style-name="P3">Tiles<text:tab/>6</text:p>
          <text:p text:style-name="P3">Tile Offset Table<text:tab/>6</text:p>
          <text:p text:style-name="P2">Predefined Attribute Types<text:tab/>6</text:p>
          <text:p text:style-name="P2">Sample File<text:tab/>8</text:p>
        </text:index-body>
      </text:table-of-content>
      <text:p text:style-name="Text_20_body"/>
      <text:h text:style-name="Heading_20_2" text:outline-level="2" text:is-list-header="true"/>
      <text:h text:style-name="P4" text:outline-level="1" text:is-list-header="true">Basic Data Types</text:h>
      <text:p text:style-name="Text_20_body">An OpenEXR file is a sequence of 8-bit bytes. <text:s/>Groups of bytes represent basic objects such as integral numbers, floating-point numbers and text. <text:s/>Those objects are grouped together to form compound objects such as attributes or scan lines.</text:p>
      <text:h text:style-name="Heading_20_2" text:outline-level="2" text:is-list-header="true">Integers</text:h>
      <text:p text:style-name="Text_20_body">Binary integral numbers with 8, 16, 32 or 64 bits are stored as 1, 2, 4 or 8 bytes. <text:s/>Integral numbers can be signed or unsigned. <text:s/>Signed numbers are represented using two's complement. <text:s/>Integral numbers are little-<text:span text:style-name="T1">endian, that is,</text:span> the least significant byte is closest to the start of the file.</text:p>
      <text:p text:style-name="Text_20_body"><text:span text:style-name="T1">OpenEXR</text:span> uses the following six integer data types:</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Text_20_body">name</text:p>
            </table:table-cell>
            <table:table-cell table:style-name="Table1.A1" office:value-type="string">
              <text:p text:style-name="Text_20_body">signed</text:p>
            </table:table-cell>
            <table:table-cell table:style-name="Table1.A1" office:value-type="string">
              <text:p text:style-name="Text_20_body">size in bytes</text:p>
            </table:table-cell>
          </table:table-row>
        </table:table-header-rows>
        <table:table-row>
          <table:table-cell table:style-name="Table1.A1" office:value-type="string">
            <text:p text:style-name="Text_20_body"><text:span text:style-name="T2">unsigned char</text:span></text:p>
          </table:table-cell>
          <table:table-cell table:style-name="Table1.A1" office:value-type="string">
            <text:p text:style-name="Text_20_body">no</text:p>
          </table:table-cell>
          <table:table-cell table:style-name="Table1.C2" office:value-type="float" office:value="1">
            <text:p text:style-name="P5">1</text:p>
          </table:table-cell>
        </table:table-row>
        <table:table-row>
          <table:table-cell table:style-name="Table1.A1" office:value-type="string">
            <text:p text:style-name="Text_20_body"><text:span text:style-name="T2">short</text:span></text:p>
          </table:table-cell>
          <table:table-cell table:style-name="Table1.A1" office:value-type="string">
            <text:p text:style-name="Text_20_body">yes</text:p>
          </table:table-cell>
          <table:table-cell table:style-name="Table1.C2" office:value-type="float" office:value="2">
            <text:p text:style-name="P5">2</text:p>
          </table:table-cell>
        </table:table-row>
        <table:table-row>
          <table:table-cell table:style-name="Table1.A4" office:value-type="string">
            <text:p text:style-name="Text_20_body"><text:span text:style-name="T2">unsigned short</text:span></text:p>
          </table:table-cell>
          <table:table-cell table:style-name="Table1.A1" office:value-type="string">
            <text:p text:style-name="Text_20_body">no</text:p>
          </table:table-cell>
          <table:table-cell table:style-name="Table1.C2" office:value-type="float" office:value="2">
            <text:p text:style-name="P5">2</text:p>
          </table:table-cell>
        </table:table-row>
        <table:table-row>
          <table:table-cell table:style-name="Table1.A1" office:value-type="string">
            <text:p text:style-name="Text_20_body"><text:span text:style-name="T2">int</text:span></text:p>
          </table:table-cell>
          <table:table-cell table:style-name="Table1.A1" office:value-type="string">
            <text:p text:style-name="Text_20_body">yes</text:p>
          </table:table-cell>
          <table:table-cell table:style-name="Table1.C2" office:value-type="float" office:value="4">
            <text:p text:style-name="P5">4</text:p>
          </table:table-cell>
        </table:table-row>
        <table:table-row>
          <table:table-cell table:style-name="Table1.A1" office:value-type="string">
            <text:p text:style-name="Text_20_body"><text:span text:style-name="T2">unsigned int</text:span></text:p>
          </table:table-cell>
          <table:table-cell table:style-name="Table1.A1" office:value-type="string">
            <text:p text:style-name="Text_20_body">no</text:p>
          </table:table-cell>
          <table:table-cell table:style-name="Table1.C2" office:value-type="float" office:value="4">
            <text:p text:style-name="P5">4</text:p>
          </table:table-cell>
        </table:table-row>
        <table:table-row>
          <table:table-cell table:style-name="Table1.A1" office:value-type="string">
            <text:p text:style-name="Text_20_body"><text:span text:style-name="T2">unsigned long</text:span></text:p>
          </table:table-cell>
          <table:table-cell table:style-name="Table1.A1" office:value-type="string">
            <text:p text:style-name="Text_20_body">no</text:p>
          </table:table-cell>
          <table:table-cell table:style-name="Table1.C2" office:value-type="float" office:value="8">
            <text:p text:style-name="P5">8</text:p>
          </table:table-cell>
        </table:table-row>
      </table:table>
      <text:h text:style-name="Heading_20_2" text:outline-level="2" text:is-list-header="true">Floating-point numbers </text:h>
      <text:p text:style-name="Text_20_body">Binary floating-point numbers with 16, 32 or 64 bits are stored as 2, 4 or 8 bytes. <text:s/>The representation of 32-bit and 64-bit floating-point numbers conforms to the IEEE 754 standard. <text:s/>The representation of 16-bit floating-<text:span text:style-name="T1">point</text:span> numbers is analogous to IEEE 754, but with 5 exponent bits and 10 bits for the fraction. <text:s/>The exponent bias is 15. <text:s/>Floating-point numbers are little-endian: the least significant bits of the fraction are in the byte closest to the beginning of the file, while the sign bit and the most significant bits of the exponent are in the byte closest to the end of the file.</text:p>
      <text:p text:style-name="Text_20_body">The following table lists the names and sizes of OpenEXR's floating-point data types:</text:p>
      <table:table table:name="Table2" table:style-name="Table2">
        <table:table-column table:style-name="Table2.A"/>
        <table:table-column table:style-name="Table2.B"/>
        <table:table-header-rows>
          <table:table-row>
            <table:table-cell table:style-name="Table2.A1" office:value-type="string">
              <text:p text:style-name="Text_20_body">name</text:p>
            </table:table-cell>
            <table:table-cell table:style-name="Table2.A1" office:value-type="string">
              <text:p text:style-name="Text_20_body">Size in bytes</text:p>
            </table:table-cell>
          </table:table-row>
        </table:table-header-rows>
        <table:table-row>
          <table:table-cell table:style-name="Table2.A1" office:value-type="string">
            <text:p text:style-name="Text_20_body"><text:span text:style-name="T2">half</text:span></text:p>
          </table:table-cell>
          <table:table-cell table:style-name="Table2.B2" office:value-type="float" office:value="2">
            <text:p text:style-name="P5">2</text:p>
          </table:table-cell>
        </table:table-row>
        <table:table-row>
          <table:table-cell table:style-name="Table2.A1" office:value-type="string">
            <text:p text:style-name="Text_20_body"><text:span text:style-name="T2">float</text:span></text:p>
          </table:table-cell>
          <table:table-cell table:style-name="Table2.B2" office:value-type="float" office:value="4">
            <text:p text:style-name="P5">4</text:p>
          </table:table-cell>
        </table:table-row>
        <table:table-row>
          <table:table-cell table:style-name="Table2.A1" office:value-type="string">
            <text:p text:style-name="Text_20_body"><text:span text:style-name="T2">double</text:span></text:p>
          </table:table-cell>
          <table:table-cell table:style-name="Table2.B2" office:value-type="float" office:value="8">
            <text:p text:style-name="P5">8</text:p>
          </table:table-cell>
        </table:table-row>
      </table:table>
      <text:h text:style-name="Heading_20_2" text:outline-level="2" text:is-list-header="true"/>
      <text:h text:style-name="Heading_20_2" text:outline-level="2" text:is-list-header="true">Text</text:h>
      <text:p text:style-name="Text_20_body">Text strings are represented as sequences of 1-byte characters of type <text:span text:style-name="Source_20_Text">char</text:span>. <text:s/>Depending on the context, either the end of a string is indicated by a null character (0x00), or the length of the string is indicated by an <text:span text:style-name="Source_20_Text">int</text:span> that precedes the string.</text:p>
      <text:h text:style-name="Heading_20_2" text:outline-level="2" text:is-list-header="true"/>
      <text:h text:style-name="Heading_20_2" text:outline-level="2" text:is-list-header="true">Packing</text:h>
      <text:p text:style-name="Text_20_body">Data in an OpenEXR file are densely packed; the file contains no "padding". <text:s/>For example, consider the following C <text:span text:style-name="T1">struct</text:span>:</text:p>
      <text:p text:style-name="Preformatted_20_Text"><text:tab/>struct SI</text:p>
      <text:p text:style-name="Preformatted_20_Text"><text:tab/>{</text:p>
      <text:p text:style-name="Preformatted_20_Text"><text:tab/> <text:s text:c="3"/>short s;</text:p>
      <text:p text:style-name="Preformatted_20_Text"><text:tab/> <text:s text:c="3"/>int i;</text:p>
      <text:p text:style-name="Preformatted_20_Text"><text:tab/>};</text:p>
      <text:p text:style-name="Text_20_body"/>
      <text:p text:style-name="Text_20_body">on most computers, the in-memory representation an <text:span text:style-name="Source_20_Text">SI</text:span> object occupies eight bytes: 2 bytes for <text:span text:style-name="Source_20_Text">s</text:span>, 2 padding bytes to ensure four-byte alignment of <text:span text:style-name="Source_20_Text">i</text:span>, and 4 bytes for <text:span text:style-name="Source_20_Text">i</text:span>. <text:s/>In an OpenEXR file the same same object would consume only six bytes: 2 bytes for <text:span text:style-name="Source_20_Text">s</text:span> and 4 bytes for <text:span text:style-name="Source_20_Text">i</text:span>. <text:s/>The two padding bytes are not stored in the file.</text:p>
      <text:p text:style-name="Text_20_body"/>
      <text:h text:style-name="Heading_20_1" text:outline-level="1" text:is-list-header="true">File Layout</text:h>
      <text:h text:style-name="Heading_20_2" text:outline-level="2" text:is-list-header="true">High-Level Layout</text:h>
      <text:p text:style-name="Text_20_body">Depending on whether the pixels in an OpenEXR file are stored as scan lines or as tiles, the file consists of the following components:</text:p>
      <table:table table:name="Table3" table:style-name="Table3">
        <table:table-column table:style-name="Table3.A"/>
        <table:table-column table:style-name="Table3.B"/>
        <table:table-header-rows>
          <table:table-row>
            <table:table-cell table:style-name="Table3.A1" office:value-type="string">
              <text:p text:style-name="Text_20_body">file with scan lines:</text:p>
            </table:table-cell>
            <table:table-cell table:style-name="Table3.B1" office:value-type="string">
              <text:p text:style-name="Text_20_body">file with tiles:</text:p>
            </table:table-cell>
          </table:table-row>
        </table:table-header-rows>
        <table:table-row>
          <table:table-cell table:style-name="Table3.A1" office:value-type="string">
            <text:p text:style-name="Text_20_body"/>
          </table:table-cell>
          <table:table-cell table:style-name="Table3.A1" office:value-type="string">
            <text:p text:style-name="Text_20_body"/>
          </table:table-cell>
        </table:table-row>
        <table:table-row>
          <table:table-cell table:style-name="Table3.A1" office:value-type="string">
            <text:p text:style-name="Text_20_body">magic number</text:p>
          </table:table-cell>
          <table:table-cell table:style-name="Table3.A1" office:value-type="string">
            <text:p text:style-name="Text_20_body">magic number</text:p>
          </table:table-cell>
        </table:table-row>
        <table:table-row>
          <table:table-cell table:style-name="Table3.A1" office:value-type="string">
            <text:p text:style-name="Text_20_body">version field</text:p>
          </table:table-cell>
          <table:table-cell table:style-name="Table3.A1" office:value-type="string">
            <text:p text:style-name="Text_20_body">version field</text:p>
          </table:table-cell>
        </table:table-row>
        <table:table-row>
          <table:table-cell table:style-name="Table3.A1" office:value-type="string">
            <text:p text:style-name="Text_20_body">header</text:p>
          </table:table-cell>
          <table:table-cell table:style-name="Table3.A1" office:value-type="string">
            <text:p text:style-name="Text_20_body">header</text:p>
          </table:table-cell>
        </table:table-row>
        <table:table-row>
          <table:table-cell table:style-name="Table3.A1" office:value-type="string">
            <text:p text:style-name="Text_20_body">line offset table</text:p>
          </table:table-cell>
          <table:table-cell table:style-name="Table3.A1" office:value-type="string">
            <text:p text:style-name="Text_20_body">tile offset table</text:p>
          </table:table-cell>
        </table:table-row>
        <table:table-row>
          <table:table-cell table:style-name="Table3.A1" office:value-type="string">
            <text:p text:style-name="Text_20_body">scan line blocks</text:p>
          </table:table-cell>
          <table:table-cell table:style-name="Table3.A1" office:value-type="string">
            <text:p text:style-name="Text_20_body">tiles</text:p>
          </table:table-cell>
        </table:table-row>
      </table:table>
      <text:p text:style-name="Text_20_body"/>
      <text:h text:style-name="Heading_20_2" text:outline-level="2" text:is-list-header="true">Magic Number</text:h>
      <text:p text:style-name="Text_20_body">The magic number, of type <text:span text:style-name="Source_20_Text">int</text:span>, is always 20000630 (decimal). <text:s/>It allows file readers to distinguish OpenEXR files from other files, since the first four bytes of an OpenEXR file are always 0x76, 0x2f, 0x31 and 0x01.</text:p>
      <text:h text:style-name="Heading_20_2" text:outline-level="2" text:is-list-header="true">Version Field</text:h>
      <text:p text:style-name="Text_20_body">The version field, of type <text:span text:style-name="Source_20_Text">int</text:span>, is treated as two separate bit fields. <text:s/>The 8 least significant bits (bits 0 through 7) contain the file format version number. <text:s/>The 24 most significant bits (8 through 31) are treated as a set of boolean flags. <text:s/></text:p>
      <text:p text:style-name="Text_20_body">The current OpenEXR version number is 2. <text:s/>(Version 1 was used internally by ILM before OpenEXR was released as open source. <text:s/>The IlmImf library can no longer read or write version 1 files.) </text:p>
      <text:p text:style-name="Text_20_body">Bit number 9 of the version field (bit mask 0x200) indicates how the pixels in the file are stored. <text:s/>If the bit is zero, the pixels are stored as scan lines; if the bit is one, the pixels are stored as tiles.</text:p>
      <text:p text:style-name="Text_20_body">Bit number 10 of the version field (bit mask 0x400) indicates if the file contains “long names.” <text:s/>If the bit is zero, the maximum length of attribute names, attribute type names and channel names is 31 bytes.; if the bit is one, the maximum length is 255 bytes.</text:p>
      <text:p text:style-name="Text_20_body">The remaining 22 flags in the version field are currently unused and should be set to zero. <text:s/></text:p>
      <text:h text:style-name="Heading_20_2" text:outline-level="2" text:is-list-header="true"><text:reference-mark-start text:name="Header"/>Header<text:reference-mark-end text:name="Header"/></text:h>
      <text:p text:style-name="Text_20_body">The header is a sequence of attributes, followed by a single null byte (0x00). <text:s/>The layout of an attribute is as follows:</text:p>
      <table:table table:name="Table4" table:style-name="Table4">
        <table:table-column table:style-name="Table4.A"/>
        <table:table-header-rows>
          <table:table-row>
            <table:table-cell table:style-name="Table4.A1" office:value-type="string">
              <text:p text:style-name="Text_20_body">attribute name</text:p>
            </table:table-cell>
          </table:table-row>
        </table:table-header-rows>
        <table:table-row>
          <table:table-cell table:style-name="Table4.A1" office:value-type="string">
            <text:p text:style-name="Text_20_body">attribute type</text:p>
          </table:table-cell>
        </table:table-row>
        <table:table-row>
          <table:table-cell table:style-name="Table4.A1" office:value-type="string">
            <text:p text:style-name="Text_20_body">attribute size</text:p>
          </table:table-cell>
        </table:table-row>
        <table:table-row>
          <table:table-cell table:style-name="Table4.A1" office:value-type="string">
            <text:p text:style-name="Text_20_body">attribute value</text:p>
          </table:table-cell>
        </table:table-row>
      </table:table>
      <text:p text:style-name="Text_20_body"/>
      <text:p text:style-name="Text_20_body">The attribute name and the attribute type are null-terminated text strings. <text:s/>Excluding the null byte, the name and type must each be as least 1 byte and at most 31 bytes long.</text:p>
      <text:p text:style-name="Text_20_body">The attribute size, of type <text:span text:style-name="Source_20_Text">int</text:span>, indicates the size, in bytes, of the attribute value.</text:p>
      <text:p text:style-name="Text_20_body">The layout of the attribute value depends on the attribute type. <text:s/>The IlmImf library predefines several different attribute types (see page <text:reference-ref text:reference-format="page" text:ref-name="Predefined attribute types">6</text:reference-ref>). <text:s/>Application programs can define and store additional attribute types.</text:p>
      <text:p text:style-name="Text_20_body">The header of every OpenEXR file must contain at least the following attributes:</text:p>
      <text:p text:style-name="Text_20_body"/>
      <table:table table:name="Table35" table:style-name="Table35">
        <table:table-column table:style-name="Table35.A"/>
        <table:table-column table:style-name="Table35.B"/>
        <table:table-header-rows>
          <table:table-row>
            <table:table-cell table:style-name="Table35.A1" office:value-type="string">
              <text:p text:style-name="Text_20_body">attribute name</text:p>
            </table:table-cell>
            <table:table-cell table:style-name="Table35.A1" office:value-type="string">
              <text:p text:style-name="Text_20_body">attribute type</text:p>
            </table:table-cell>
          </table:table-row>
        </table:table-header-rows>
        <table:table-row>
          <table:table-cell table:style-name="Table35.A1" office:value-type="string">
            <text:p text:style-name="Text_20_body"><text:span text:style-name="T2">channels</text:span></text:p>
          </table:table-cell>
          <table:table-cell table:style-name="Table35.A1" office:value-type="string">
            <text:p text:style-name="Text_20_body"><text:span text:style-name="T2">chlist</text:span></text:p>
          </table:table-cell>
        </table:table-row>
        <table:table-row>
          <table:table-cell table:style-name="Table35.A1" office:value-type="string">
            <text:p text:style-name="Text_20_body"><text:span text:style-name="T2">compression</text:span></text:p>
          </table:table-cell>
          <table:table-cell table:style-name="Table35.A1" office:value-type="string">
            <text:p text:style-name="Text_20_body"><text:span text:style-name="T2">compression</text:span></text:p>
          </table:table-cell>
        </table:table-row>
        <table:table-row>
          <table:table-cell table:style-name="Table35.A1" office:value-type="string">
            <text:p text:style-name="Text_20_body"><text:span text:style-name="T2">dataWindow</text:span></text:p>
          </table:table-cell>
          <table:table-cell table:style-name="Table35.A1" office:value-type="string">
            <text:p text:style-name="Text_20_body"><text:span text:style-name="T2">box2i</text:span></text:p>
          </table:table-cell>
        </table:table-row>
        <table:table-row>
          <table:table-cell table:style-name="Table35.A1" office:value-type="string">
            <text:p text:style-name="Text_20_body"><text:span text:style-name="T2">displayWindow</text:span></text:p>
          </table:table-cell>
          <table:table-cell table:style-name="Table35.A1" office:value-type="string">
            <text:p text:style-name="Text_20_body"><text:span text:style-name="T2">box2i</text:span></text:p>
          </table:table-cell>
        </table:table-row>
        <table:table-row>
          <table:table-cell table:style-name="Table35.A1" office:value-type="string">
            <text:p text:style-name="Text_20_body"><text:span text:style-name="T2">lineOrder</text:span></text:p>
          </table:table-cell>
          <table:table-cell table:style-name="Table35.A1" office:value-type="string">
            <text:p text:style-name="Text_20_body"><text:span text:style-name="T2">lineOrder</text:span></text:p>
          </table:table-cell>
        </table:table-row>
        <table:table-row>
          <table:table-cell table:style-name="Table35.A1" office:value-type="string">
            <text:p text:style-name="Text_20_body"><text:span text:style-name="T2">pixelAspectRatio</text:span></text:p>
          </table:table-cell>
          <table:table-cell table:style-name="Table35.A1" office:value-type="string">
            <text:p text:style-name="Text_20_body"><text:span text:style-name="T2">float</text:span></text:p>
          </table:table-cell>
        </table:table-row>
        <table:table-row>
          <table:table-cell table:style-name="Table35.A1" office:value-type="string">
            <text:p text:style-name="Text_20_body"><text:span text:style-name="T2">screenWindowCenter</text:span></text:p>
          </table:table-cell>
          <table:table-cell table:style-name="Table35.A1" office:value-type="string">
            <text:p text:style-name="Text_20_body"><text:span text:style-name="T2">v2f</text:span></text:p>
          </table:table-cell>
        </table:table-row>
        <table:table-row>
          <table:table-cell table:style-name="Table35.A1" office:value-type="string">
            <text:p text:style-name="Text_20_body"><text:span text:style-name="T2">screenWindowWidth</text:span></text:p>
          </table:table-cell>
          <table:table-cell table:style-name="Table35.A1" office:value-type="string">
            <text:p text:style-name="Text_20_body"><text:span text:style-name="T2">float</text:span></text:p>
          </table:table-cell>
        </table:table-row>
      </table:table>
      <text:p text:style-name="Text_20_body"/>
      <text:p text:style-name="Text_20_body">In addition, every tiled file must contain a tile description attribute, with name "tiles" and type "tiledesc". <text:s/>The tile description attribute determines the size of the tiles and the number of resolution levels in the file. <text:s/></text:p>
      <text:p text:style-name="Text_20_body">The IlmImf library ignores tile description attributes in scan-line based files. <text:s/>The decision whether the file contains scan lines or tiles is based on the file's version field, not on the presence of a tile description attribute.</text:p>
      <text:h text:style-name="Heading_20_2" text:outline-level="2" text:is-list-header="true"/>
      <text:h text:style-name="Heading_20_2" text:outline-level="2" text:is-list-header="true">Scan Line Blocks</text:h>
      <text:p text:style-name="Text_20_body">One or more scan lines are stored together as a scan-line block. <text:s/>The number of scan lines per block depends on how the pixel data are compressed:</text:p>
      <table:table table:name="Table6" table:style-name="Table6">
        <table:table-column table:style-name="Table6.A"/>
        <table:table-column table:style-name="Table6.B"/>
        <table:table-header-rows>
          <table:table-row>
            <table:table-cell table:style-name="Table6.A1" office:value-type="string">
              <text:p text:style-name="Text_20_body">compression method</text:p>
            </table:table-cell>
            <table:table-cell table:style-name="Table6.A1" office:value-type="string">
              <text:p text:style-name="Text_20_body">number of scan lines per block</text:p>
            </table:table-cell>
          </table:table-row>
        </table:table-header-rows>
        <table:table-row>
          <table:table-cell table:style-name="Table6.A1" office:value-type="string">
            <text:p text:style-name="Text_20_body"><text:span text:style-name="T2">NO_COMPRESSION</text:span></text:p>
          </table:table-cell>
          <table:table-cell table:style-name="Table6.B2" office:value-type="float" office:value="1">
            <text:p text:style-name="P5">1</text:p>
          </table:table-cell>
        </table:table-row>
        <table:table-row>
          <table:table-cell table:style-name="Table6.A1" office:value-type="string">
            <text:p text:style-name="Text_20_body"><text:span text:style-name="T2">RLE_COMPRESSION</text:span></text:p>
          </table:table-cell>
          <table:table-cell table:style-name="Table6.B2" office:value-type="float" office:value="1">
            <text:p text:style-name="P5">1</text:p>
          </table:table-cell>
        </table:table-row>
        <table:table-row>
          <table:table-cell table:style-name="Table6.A1" office:value-type="string">
            <text:p text:style-name="Text_20_body"><text:span text:style-name="T2">ZIPS_COMPRESSION</text:span></text:p>
          </table:table-cell>
          <table:table-cell table:style-name="Table6.B2" office:value-type="float" office:value="1">
            <text:p text:style-name="P5">1</text:p>
          </table:table-cell>
        </table:table-row>
        <table:table-row>
          <table:table-cell table:style-name="Table6.A1" office:value-type="string">
            <text:p text:style-name="Text_20_body"><text:span text:style-name="T2">ZIP_COMPRESSION</text:span></text:p>
          </table:table-cell>
          <table:table-cell table:style-name="Table6.B2" office:value-type="float" office:value="16">
            <text:p text:style-name="P5">16</text:p>
          </table:table-cell>
        </table:table-row>
        <table:table-row>
          <table:table-cell table:style-name="Table6.A1" office:value-type="string">
            <text:p text:style-name="Text_20_body"><text:span text:style-name="T2">PIZ_COMPRESSION</text:span></text:p>
          </table:table-cell>
          <table:table-cell table:style-name="Table6.B2" office:value-type="float" office:value="32">
            <text:p text:style-name="P5">32</text:p>
          </table:table-cell>
        </table:table-row>
        <table:table-row>
          <table:table-cell table:style-name="Table6.A1" office:value-type="string">
            <text:p text:style-name="Text_20_body"><text:span text:style-name="T2">PXR24_COMPRESSION</text:span></text:p>
          </table:table-cell>
          <table:table-cell table:style-name="Table6.B2" office:value-type="float" office:value="16">
            <text:p text:style-name="P5">16</text:p>
          </table:table-cell>
        </table:table-row>
        <table:table-row>
          <table:table-cell table:style-name="Table6.A1" office:value-type="string">
            <text:p text:style-name="Text_20_body"><text:span text:style-name="T2">B44_COMPRESSION</text:span></text:p>
          </table:table-cell>
          <table:table-cell table:style-name="Table6.B8" office:value-type="string">
            <text:p text:style-name="P5">32</text:p>
          </table:table-cell>
        </table:table-row>
        <table:table-row>
          <table:table-cell table:style-name="Table6.A1" office:value-type="string">
            <text:p text:style-name="Text_20_body"><text:span text:style-name="T2">B44A_COMPRESSION</text:span></text:p>
          </table:table-cell>
          <table:table-cell table:style-name="Table6.B8" office:value-type="string">
            <text:p text:style-name="P5">32</text:p>
          </table:table-cell>
        </table:table-row>
      </table:table>
      <text:p text:style-name="Text_20_body"/>
      <text:p text:style-name="Text_20_body">Each scan line block has a y coordinate of type <text:span text:style-name="Source_20_Text">int. </text:span>The block's y coordinate is equal to the pixel space y coordinate of the top scan line in the block. <text:s/>The top scan line block in the image is aligned with the top edge of the data window, that is, the y coordinate of the top scan line block is equal to the data window's minimum<text:span text:style-name="T3"> </text:span>y.</text:p>
      <text:p text:style-name="Text_20_body">If the height of the image's data window is not a multiple of the number of scan lines per block, then the block that contains the bottom scan line contains fewer scan lines than the other blocks. </text:p>
      <text:p text:style-name="Text_20_body"/>
      <text:p text:style-name="Text_20_body">The layout of a scan line block is as follows:</text:p>
      <table:table table:name="Table7" table:style-name="Table7">
        <table:table-column table:style-name="Table7.A"/>
        <table:table-header-rows>
          <table:table-row>
            <table:table-cell table:style-name="Table7.A1" office:value-type="string">
              <text:p text:style-name="Text_20_body">y coordinate</text:p>
            </table:table-cell>
          </table:table-row>
        </table:table-header-rows>
        <table:table-row>
          <table:table-cell table:style-name="Table7.A1" office:value-type="string">
            <text:p text:style-name="Text_20_body">pixel data size</text:p>
          </table:table-cell>
        </table:table-row>
        <table:table-row>
          <table:table-cell table:style-name="Table7.A1" office:value-type="string">
            <text:p text:style-name="Text_20_body">pixel data</text:p>
          </table:table-cell>
        </table:table-row>
      </table:table>
      <text:p text:style-name="Text_20_body"/>
      <text:p text:style-name="Text_20_body">The pixel data size, of type <text:span text:style-name="Source_20_Text">int</text:span>, indicates the number of bytes occupied by the actual pixel data. <text:s/></text:p>
      <text:p text:style-name="Text_20_body">Within the pixel data, scan lines are stored top to bottom. <text:s/>Each scan line is contiguous, and within a scan line the data for each channel are contiguous. <text:s/>Channels are stored in alphabetical order, according to channel names. <text:s/>Within a channel, pixels are stored left to right. <text:s/></text:p>
      <text:p text:style-name="Text_20_body">If the file's compression method is <text:span text:style-name="Source_20_Text">NO_COMPRESSION</text:span>, then the original, uncompressed pixel data are stored directly in the file. <text:s/>Otherwise, the uncompressed pixels are fed to the appropriate compressor, and either the compressed or the uncompressed data are stored in the file, whichever is smaller. <text:s/></text:p>
      <text:p text:style-name="Text_20_body">The layout of the compressed data depends on which compression method was applied. <text:s/>The compressed formats are not described here. <text:s/>For information on the compressed data formats, see the source code for the IlmImf library.</text:p>
      <text:h text:style-name="Heading_20_2" text:outline-level="2" text:is-list-header="true">Line Offset Table</text:h>
      <text:p text:style-name="Text_20_body">The line offset table allows random access to scan line blocks. <text:s/>The table is a sequence of scan line offsets, with one offset per scan line block. <text:s/>A scan line offset, of type <text:span text:style-name="Source_20_Text">unsigned long</text:span>, indicates the distance, in bytes, between the start of the file and the start of the scan line block. <text:s/>In the table, scan line offsets are ordered according to increasing scan line y coordinates.</text:p>
      <text:h text:style-name="Heading_20_2" text:outline-level="2" text:is-list-header="true"/>
      <text:h text:style-name="Heading_20_2" text:outline-level="2" text:is-list-header="true"/>
      <text:h text:style-name="Heading_20_2" text:outline-level="2" text:is-list-header="true">Tiles</text:h>
      <text:p text:style-name="Text_20_body">The layout of a tile is as follows:</text:p>
      <table:table table:name="Table8" table:style-name="Table8">
        <table:table-column table:style-name="Table8.A"/>
        <table:table-header-rows>
          <table:table-row>
            <table:table-cell table:style-name="Table8.A1" office:value-type="string">
              <text:p text:style-name="Text_20_body">tile coordinates</text:p>
            </table:table-cell>
          </table:table-row>
        </table:table-header-rows>
        <table:table-row>
          <table:table-cell table:style-name="Table8.A1" office:value-type="string">
            <text:p text:style-name="Text_20_body">pixel data size</text:p>
          </table:table-cell>
        </table:table-row>
        <table:table-row>
          <table:table-cell table:style-name="Table8.A1" office:value-type="string">
            <text:p text:style-name="Text_20_body">pixel data</text:p>
          </table:table-cell>
        </table:table-row>
      </table:table>
      <text:p text:style-name="Text_20_body"/>
      <text:p text:style-name="Text_20_body">The tile coordinates, a sequence of four <text:span text:style-name="Source_20_Text">int</text:span>s, tileX, tileY, levelX, levelY indicate the tile's position and resolution level. <text:s/>The pixel data size, of type <text:span text:style-name="Source_20_Text">int</text:span>, indicates the number of bytes occupied by the pixel data. <text:s/></text:p>
      <text:p text:style-name="Text_20_body">The pixel in a tile data are laid out in the same way as in a scan line block, but the length of the scan lines is equal to the width of the tile, and the number of scan lines is equal to the height of the tile. <text:s/></text:p>
      <text:p text:style-name="Text_20_body">If the width of a resolution level is not a multiple of the file's tile width, then the tiles at the right edge of that resolution level have shorter scan lines. <text:s/>Similarly, if the height of a resolution level is not a multiple of the file's tile height, then tiles at the bottom edge of the resolution level have fewer scan lines.</text:p>
      <text:h text:style-name="Heading_20_2" text:outline-level="2" text:is-list-header="true">Tile Offset Table</text:h>
      <text:p text:style-name="Text_20_body">The tile offset table allows random access to tiles. <text:s/>The table is a sequence of tile offsets, one offset per tile. <text:s/>A tile offset, of type <text:span text:style-name="Source_20_Text">unsigned long</text:span>, indicates the distance, in bytes, between the start of the file and the start of the tile. <text:s/>In the table scan line offsets are sorted the same way as tiles in <text:span text:style-name="Source_20_Text">INCREASING_Y</text:span> order.</text:p>
      <text:h text:style-name="Heading_20_1" text:outline-level="1" text:is-list-header="true"><text:reference-mark-start text:name="Predefined attribute types"/>Predefined Attribute Types<text:reference-mark-end text:name="Predefined attribute types"/></text:h>
      <text:p text:style-name="Text_20_body">The IlmImf library predefines the following attribute types:</text:p>
      <table:table table:name="Table5" table:style-name="Table5">
        <table:table-column table:style-name="Table5.A"/>
        <table:table-column table:style-name="Table5.B"/>
        <table:table-header-rows>
          <table:table-row>
            <table:table-cell table:style-name="Table5.A1" office:value-type="string">
              <text:p text:style-name="Predefined_20_Attributes">type name</text:p>
            </table:table-cell>
            <table:table-cell table:style-name="Table5.A1" office:value-type="string">
              <text:p text:style-name="Predefined_20_Attributes">data</text:p>
            </table:table-cell>
          </table:table-row>
        </table:table-header-rows>
        <table:table-row>
          <table:table-cell table:style-name="Table5.A1" office:value-type="string">
            <text:p text:style-name="Predefined_20_Attributes">box2i</text:p>
          </table:table-cell>
          <table:table-cell table:style-name="Table5.A1" office:value-type="string">
            <text:p text:style-name="Predefined_20_Attributes">Four <text:span text:style-name="Source_20_Text">int</text:span>s: xMin, yMin, xMax, yMax</text:p>
          </table:table-cell>
        </table:table-row>
        <table:table-row>
          <table:table-cell table:style-name="Table5.A1" office:value-type="string">
            <text:p text:style-name="Predefined_20_Attributes">box2f</text:p>
          </table:table-cell>
          <table:table-cell table:style-name="Table5.A1" office:value-type="string">
            <text:p text:style-name="Predefined_20_Attributes">Four <text:span text:style-name="Source_20_Text">float</text:span>s: xMin, yMin, xMax, yMax</text:p>
          </table:table-cell>
        </table:table-row>
        <table:table-row>
          <table:table-cell table:style-name="Table5.A1" office:value-type="string">
            <text:p text:style-name="Predefined_20_Attributes">chlist</text:p>
          </table:table-cell>
          <table:table-cell table:style-name="Table5.A1" office:value-type="string">
            <text:p text:style-name="Predefined_20_Attributes">A sequence of channels followed by a null byte (0x00).</text:p>
            <text:p text:style-name="Predefined_20_Attributes"/>
            <text:p text:style-name="Predefined_20_Attributes">Channel layout:</text:p>
            <text:p text:style-name="Predefined_20_Attributes"/>
            <table:table table:name="Table36" table:style-name="Table36">
              <table:table-column table:style-name="Table36.A"/>
              <table:table-column table:style-name="Table36.B"/>
              <table:table-header-rows>
                <table:table-row>
                  <table:table-cell table:style-name="Table36.A1" office:value-type="string">
                    <text:p text:style-name="Predefined_20_Attributes">name</text:p>
                  </table:table-cell>
                  <table:table-cell table:style-name="Table36.A1" office:value-type="string">
                    <text:p text:style-name="Predefined_20_Attributes">zero-terminated string, from 1 to 31 bytes long</text:p>
                  </table:table-cell>
                </table:table-row>
              </table:table-header-rows>
              <table:table-row>
                <table:table-cell table:style-name="Table36.A1" office:value-type="string">
                  <text:p text:style-name="Predefined_20_Attributes">pixel type</text:p>
                </table:table-cell>
                <table:table-cell table:style-name="Table36.A1" office:value-type="string">
                  <text:p text:style-name="Predefined_20_Attributes"><text:span text:style-name="Source_20_Text">int</text:span>, possible values are</text:p>
                  <text:p text:style-name="Predefined_20_Attributes"><text:span text:style-name="Source_20_Text"><text:s text:c="2"/>UINT</text:span> = 0</text:p>
                  <text:p text:style-name="Predefined_20_Attributes"><text:span text:style-name="Source_20_Text"><text:s text:c="2"/>HALF</text:span> = 1</text:p>
                  <text:p text:style-name="Predefined_20_Attributes"><text:span text:style-name="Source_20_Text"><text:s text:c="2"/>FLOAT</text:span> = 2</text:p>
                </table:table-cell>
              </table:table-row>
              <table:table-row>
                <table:table-cell table:style-name="Table36.A1" office:value-type="string">
                  <text:p text:style-name="Predefined_20_Attributes">pLinear</text:p>
                </table:table-cell>
                <table:table-cell table:style-name="Table36.A1" office:value-type="string">
                  <text:p text:style-name="Predefined_20_Attributes"><text:span text:style-name="Source_20_Text">unsigned char</text:span>, possible values are 0 and 1</text:p>
                </table:table-cell>
              </table:table-row>
              <table:table-row>
                <table:table-cell table:style-name="Table36.A1" office:value-type="string">
                  <text:p text:style-name="Predefined_20_Attributes">reserved</text:p>
                </table:table-cell>
                <table:table-cell table:style-name="Table36.A1" office:value-type="string">
                  <text:p text:style-name="Predefined_20_Attributes">three <text:span text:style-name="Source_20_Text">char</text:span>s, should be zero</text:p>
                </table:table-cell>
              </table:table-row>
              <table:table-row>
                <table:table-cell table:style-name="Table36.A1" office:value-type="string">
                  <text:p text:style-name="Predefined_20_Attributes">xSampling</text:p>
                </table:table-cell>
                <table:table-cell table:style-name="Table36.A1" office:value-type="string">
                  <text:p text:style-name="Predefined_20_Attributes"><text:span text:style-name="Source_20_Text">int</text:span></text:p>
                </table:table-cell>
              </table:table-row>
              <table:table-row>
                <table:table-cell table:style-name="Table36.A1" office:value-type="string">
                  <text:p text:style-name="Predefined_20_Attributes">ySampling</text:p>
                </table:table-cell>
                <table:table-cell table:style-name="Table36.A1" office:value-type="string">
                  <text:p text:style-name="Predefined_20_Attributes"><text:span text:style-name="Source_20_Text">int</text:span></text:p>
                </table:table-cell>
              </table:table-row>
            </table:table>
            <text:p text:style-name="Predefined_20_Attributes"/>
          </table:table-cell>
        </table:table-row>
        <table:table-row>
          <table:table-cell table:style-name="Table5.A1" office:value-type="string">
            <text:p text:style-name="Predefined_20_Attributes">chromaticities</text:p>
          </table:table-cell>
          <table:table-cell table:style-name="Table5.A1" office:value-type="string">
            <text:p text:style-name="Predefined_20_Attributes">Eight <text:span text:style-name="Source_20_Text">float</text:span>s: redX, redY, greenX, greenY, blueX, blueY, whiteX, whiteY</text:p>
          </table:table-cell>
        </table:table-row>
        <table:table-row>
          <table:table-cell table:style-name="Table5.A1" office:value-type="string">
            <text:p text:style-name="Predefined_20_Attributes">compression</text:p>
          </table:table-cell>
          <table:table-cell table:style-name="Table5.A1" office:value-type="string">
            <text:p text:style-name="Predefined_20_Attributes"><text:span text:style-name="Source_20_Text">unsigned</text:span> <text:span text:style-name="Source_20_Text">char</text:span>, possible values are</text:p>
            <text:p text:style-name="Predefined_20_Attributes"><text:span text:style-name="Source_20_Text"><text:s text:c="2"/>NO_COMPRESSION</text:span> <text:s/>= 0</text:p>
            <text:p text:style-name="Predefined_20_Attributes"><text:span text:style-name="Source_20_Text"><text:s text:c="2"/>RLE_COMPRESSION</text:span> = 1</text:p>
            <text:p text:style-name="Predefined_20_Attributes"><text:span text:style-name="Source_20_Text"><text:s text:c="2"/>ZIPS_COMPRESSION</text:span> = 2</text:p>
            <text:p text:style-name="Predefined_20_Attributes"><text:span text:style-name="Source_20_Text"><text:s text:c="2"/>ZIP_COMPRESSION</text:span> = 3</text:p>
            <text:p text:style-name="Predefined_20_Attributes"><text:span text:style-name="Source_20_Text"><text:s text:c="2"/>PIZ_COMPRESSION</text:span> = 4</text:p>
            <text:p text:style-name="Predefined_20_Attributes"><text:span text:style-name="Source_20_Text"><text:s text:c="2"/>PXR24_COMPRESSION</text:span> = 5</text:p>
            <text:p text:style-name="Predefined_20_Attributes"><text:span text:style-name="Source_20_Text"><text:s text:c="2"/>B44_COMPRESSION</text:span> = 6</text:p>
            <text:p text:style-name="Predefined_20_Attributes"><text:span text:style-name="Source_20_Text"><text:s text:c="2"/>B44A_COMPRESSION</text:span> = 7</text:p>
          </table:table-cell>
        </table:table-row>
        <table:table-row>
          <table:table-cell table:style-name="Table5.A1" office:value-type="string">
            <text:p text:style-name="Predefined_20_Attributes">double</text:p>
          </table:table-cell>
          <table:table-cell table:style-name="Table5.A1" office:value-type="string">
            <text:p text:style-name="Predefined_20_Attributes"><text:span text:style-name="Source_20_Text">double</text:span></text:p>
          </table:table-cell>
        </table:table-row>
        <table:table-row>
          <table:table-cell table:style-name="Table5.A1" office:value-type="string">
            <text:p text:style-name="Predefined_20_Attributes">envmap</text:p>
          </table:table-cell>
          <table:table-cell table:style-name="Table5.A1" office:value-type="string">
            <text:p text:style-name="Predefined_20_Attributes"><text:span text:style-name="Source_20_Text">unsigned</text:span> <text:span text:style-name="Source_20_Text">char</text:span>, possible values are</text:p>
            <text:p text:style-name="Predefined_20_Attributes"><text:span text:style-name="Source_20_Text"><text:s text:c="2"/>ENVMAP_LATLONG</text:span> = 0</text:p>
            <text:p text:style-name="Predefined_20_Attributes"><text:span text:style-name="Source_20_Text"><text:s text:c="2"/>ENVMAP_CUBE</text:span> = 1</text:p>
          </table:table-cell>
        </table:table-row>
        <table:table-row>
          <table:table-cell table:style-name="Table5.A1" office:value-type="string">
            <text:p text:style-name="Predefined_20_Attributes">float</text:p>
          </table:table-cell>
          <table:table-cell table:style-name="Table5.A1" office:value-type="string">
            <text:p text:style-name="Predefined_20_Attributes"><text:span text:style-name="Source_20_Text">float</text:span></text:p>
          </table:table-cell>
        </table:table-row>
        <table:table-row>
          <table:table-cell table:style-name="Table5.A1" office:value-type="string">
            <text:p text:style-name="Predefined_20_Attributes">int</text:p>
          </table:table-cell>
          <table:table-cell table:style-name="Table5.A1" office:value-type="string">
            <text:p text:style-name="Predefined_20_Attributes"><text:span text:style-name="Source_20_Text">int</text:span></text:p>
          </table:table-cell>
        </table:table-row>
        <table:table-row>
          <table:table-cell table:style-name="Table5.A1" office:value-type="string">
            <text:p text:style-name="Predefined_20_Attributes">keycode</text:p>
          </table:table-cell>
          <table:table-cell table:style-name="Table5.A1" office:value-type="string">
            <text:p text:style-name="Predefined_20_Attributes">Seven <text:span text:style-name="Source_20_Text">int</text:span>s: filmMfcCode, filmType, prefix, count, perfOffset, perfsPerFrame, perfsPerCount</text:p>
          </table:table-cell>
        </table:table-row>
        <table:table-row>
          <table:table-cell table:style-name="Table5.A1" office:value-type="string">
            <text:p text:style-name="Predefined_20_Attributes">lineOrder</text:p>
          </table:table-cell>
          <table:table-cell table:style-name="Table5.A1" office:value-type="string">
            <text:p text:style-name="Predefined_20_Attributes"><text:span text:style-name="Source_20_Text">unsigned</text:span> <text:span text:style-name="Source_20_Text">char</text:span>, possible values are</text:p>
            <text:p text:style-name="Predefined_20_Attributes"><text:span text:style-name="Source_20_Text"><text:s text:c="2"/>INCREASING_Y</text:span> = 0</text:p>
            <text:p text:style-name="Predefined_20_Attributes"><text:span text:style-name="Source_20_Text"><text:s text:c="2"/>DECREASING_Y</text:span> = 1</text:p>
            <text:p text:style-name="Predefined_20_Attributes"><text:span text:style-name="Source_20_Text"><text:s text:c="2"/>RANDOM_Y</text:span> = 2</text:p>
          </table:table-cell>
        </table:table-row>
        <table:table-row>
          <table:table-cell table:style-name="Table5.A1" office:value-type="string">
            <text:p text:style-name="Predefined_20_Attributes">m33f</text:p>
          </table:table-cell>
          <table:table-cell table:style-name="Table5.A1" office:value-type="string">
            <text:p text:style-name="Predefined_20_Attributes">9 <text:span text:style-name="Source_20_Text">float</text:span>s</text:p>
          </table:table-cell>
        </table:table-row>
        <table:table-row>
          <table:table-cell table:style-name="Table5.A1" office:value-type="string">
            <text:p text:style-name="Predefined_20_Attributes">m44f</text:p>
          </table:table-cell>
          <table:table-cell table:style-name="Table5.A1" office:value-type="string">
            <text:p text:style-name="Predefined_20_Attributes">16 <text:span text:style-name="Source_20_Text">float</text:span>s</text:p>
          </table:table-cell>
        </table:table-row>
        <table:table-row>
          <table:table-cell table:style-name="Table5.A1" office:value-type="string">
            <text:p text:style-name="Predefined_20_Attributes">preview</text:p>
          </table:table-cell>
          <table:table-cell table:style-name="Table5.A1" office:value-type="string">
            <text:p text:style-name="Predefined_20_Attributes">Two <text:span text:style-name="Source_20_Text">unsigned int</text:span>s, width and height, followed by 4<text:span text:style-name="T4">×</text:span>width<text:span text:style-name="T4">×</text:span>height <text:span text:style-name="Source_20_Text">unsigned char</text:span>s of pixel data.</text:p>
            <text:p text:style-name="Predefined_20_Attributes">Scan lines are stored top to bottom; within a scan line pixels are stored from left to right. <text:s/>A pixel consists of four <text:span text:style-name="Source_20_Text">unsigned char</text:span>s, R, G, B, A.</text:p>
          </table:table-cell>
        </table:table-row>
        <table:table-row>
          <table:table-cell table:style-name="Table5.A1" office:value-type="string">
            <text:p text:style-name="Predefined_20_Attributes">rational</text:p>
          </table:table-cell>
          <table:table-cell table:style-name="Table5.A1" office:value-type="string">
            <text:p text:style-name="Predefined_20_Attributes">An <text:span text:style-name="Source_20_Text">int</text:span>, followed by an <text:span text:style-name="Source_20_Text">unsigned int</text:span>.</text:p>
          </table:table-cell>
        </table:table-row>
        <table:table-row>
          <table:table-cell table:style-name="Table5.A1" office:value-type="string">
            <text:p text:style-name="Predefined_20_Attributes">string</text:p>
          </table:table-cell>
          <table:table-cell table:style-name="Table5.A1" office:value-type="string">
            <text:p text:style-name="Predefined_20_Attributes">String length, of type <text:span text:style-name="Source_20_Text">int</text:span>, followed by a sequence of <text:span text:style-name="Source_20_Text">char</text:span>s.</text:p>
          </table:table-cell>
        </table:table-row>
        <table:table-row>
          <table:table-cell table:style-name="Table5.A1" office:value-type="string">
            <text:p text:style-name="Predefined_20_Attributes">stringvector</text:p>
          </table:table-cell>
          <table:table-cell table:style-name="Table5.A1" office:value-type="string">
            <text:p text:style-name="Predefined_20_Attributes">A sequence of zero or more text strings. <text:s/>Each string is represented as a string length, of type <text:span text:style-name="Source_20_Text">int</text:span>, followed by a sequence of <text:span text:style-name="Source_20_Text">chars</text:span>. <text:s/>The number of strings can be inferred from the total attribute size (see the Header section, on page <text:reference-ref text:reference-format="page" text:ref-name="Header">4</text:reference-ref>).</text:p>
          </table:table-cell>
        </table:table-row>
        <table:table-row>
          <table:table-cell table:style-name="Table5.A1" office:value-type="string">
            <text:p text:style-name="Predefined_20_Attributes">tiledesc</text:p>
          </table:table-cell>
          <table:table-cell table:style-name="Table5.A1" office:value-type="string">
            <text:p text:style-name="Predefined_20_Attributes">Two <text:span text:style-name="Source_20_Text">unsigned</text:span> <text:span text:style-name="Source_20_Text">int</text:span>s: xSize, ySize, followed by mode, of type <text:span text:style-name="Source_20_Text">unsigned char</text:span>, where</text:p>
            <text:p text:style-name="Predefined_20_Attributes"/>
            <text:p text:style-name="Predefined_20_Attributes"><text:span text:style-name="Source_20_Text"><text:s text:c="2"/></text:span>mode = levelMode + roundingMode<text:span text:style-name="T4">×</text:span>16</text:p>
            <text:p text:style-name="Predefined_20_Attributes"/>
            <text:p text:style-name="Predefined_20_Attributes">Possible values for levelMode:</text:p>
            <text:p text:style-name="Predefined_20_Attributes"><text:span text:style-name="Source_20_Text"><text:s text:c="2"/>ONE_LEVEL</text:span> = 0</text:p>
            <text:p text:style-name="Predefined_20_Attributes"><text:span text:style-name="Source_20_Text"><text:s text:c="2"/>MIPMAP_LEVELS</text:span> = 1</text:p>
            <text:p text:style-name="Predefined_20_Attributes"><text:span text:style-name="Source_20_Text"><text:s text:c="2"/>RIPMAP_LEVELS</text:span> = 2</text:p>
            <text:p text:style-name="Predefined_20_Attributes"/>
            <text:p text:style-name="Predefined_20_Attributes">Possible values for roundingMode:</text:p>
            <text:p text:style-name="Predefined_20_Attributes"><text:span text:style-name="Source_20_Text"><text:s text:c="2"/>ROUND_DOWN</text:span> = 0</text:p>
            <text:p text:style-name="Predefined_20_Attributes"><text:span text:style-name="Source_20_Text"><text:s text:c="2"/>ROUND_UP</text:span> = 1</text:p>
          </table:table-cell>
        </table:table-row>
        <table:table-row>
          <table:table-cell table:style-name="Table5.A1" office:value-type="string">
            <text:p text:style-name="Predefined_20_Attributes">timecode</text:p>
          </table:table-cell>
          <table:table-cell table:style-name="Table5.A1" office:value-type="string">
            <text:p text:style-name="Predefined_20_Attributes">Two <text:span text:style-name="Source_20_Text">unsigned int</text:span>s: timeAndFlags, userData</text:p>
          </table:table-cell>
        </table:table-row>
        <table:table-row>
          <table:table-cell table:style-name="Table5.A1" office:value-type="string">
            <text:p text:style-name="Predefined_20_Attributes">v2i</text:p>
          </table:table-cell>
          <table:table-cell table:style-name="Table5.A1" office:value-type="string">
            <text:p text:style-name="Predefined_20_Attributes">Two <text:span text:style-name="Source_20_Text">int</text:span>s</text:p>
          </table:table-cell>
        </table:table-row>
        <table:table-row>
          <table:table-cell table:style-name="Table5.A1" office:value-type="string">
            <text:p text:style-name="Predefined_20_Attributes">v2f</text:p>
          </table:table-cell>
          <table:table-cell table:style-name="Table5.A1" office:value-type="string">
            <text:p text:style-name="Predefined_20_Attributes">Two <text:span text:style-name="Source_20_Text">float</text:span>s</text:p>
          </table:table-cell>
        </table:table-row>
        <table:table-row>
          <table:table-cell table:style-name="Table5.A1" office:value-type="string">
            <text:p text:style-name="Predefined_20_Attributes">v3i</text:p>
          </table:table-cell>
          <table:table-cell table:style-name="Table5.A1" office:value-type="string">
            <text:p text:style-name="Predefined_20_Attributes">Three <text:span text:style-name="Source_20_Text">int</text:span>s.</text:p>
          </table:table-cell>
        </table:table-row>
        <table:table-row>
          <table:table-cell table:style-name="Table5.A1" office:value-type="string">
            <text:p text:style-name="Predefined_20_Attributes">v3f</text:p>
          </table:table-cell>
          <table:table-cell table:style-name="Table5.A1" office:value-type="string">
            <text:p text:style-name="Predefined_20_Attributes">Three <text:span text:style-name="Source_20_Text">float</text:span>s.</text:p>
          </table:table-cell>
        </table:table-row>
      </table:table>
      <text:p text:style-name="Predefined_20_Attributes"/>
      <text:h text:style-name="Heading_20_1" text:outline-level="1" text:is-list-header="true">Sample File</text:h>
      <text:p text:style-name="Text_20_body">The following is an annotated byte-by-byte listing of a complete OpenEXR file. <text:s/>The file contains a scan-line based image with four by three pixels. <text:s/>The image has two channels: <text:s/>G, of type <text:span text:style-name="Source_20_Text">HALF</text:span>, and Z, of type <text:span text:style-name="Source_20_Text">FLOAT</text:span>. <text:s/>The pixel data are not <text:span text:style-name="T1">compressed. <text:s/>The entire file is 415 bytes long. <text:s/></text:span></text:p>
      <text:p text:style-name="P6">The first line of <text:s/>text in each of the gray boxes below lists up to 16 bytes of the file in hexadecimal notation. <text:s/>The second line in each box shows how the bytes are grouped into integers, floating-point numbers and text strings. <text:s/>The third and fourth lines indicate how those basic objects form compound objects such as attributes or the line offset table.</text:p>
      <text:p text:style-name="P6"/>
      <table:table table:name="Table9" table:style-name="Table9">
        <table:table-column table:style-name="Table9.A"/>
        <table:table-header-rows>
          <table:table-row>
            <table:table-cell table:style-name="Table9.A1" office:value-type="string">
              <text:p text:style-name="P7"><text:s/>76 <text:s text:c="2"/>2f <text:s text:c="2"/>31 <text:s text:c="2"/>01 <text:s text:c="2"/>02 <text:s text:c="2"/>00 <text:s text:c="2"/>00 <text:s text:c="2"/>00 <text:s text:c="2"/>63 <text:s text:c="2"/>68 <text:s text:c="2"/>61 <text:s text:c="2"/>6e <text:s text:c="2"/>6e <text:s text:c="2"/>65 <text:s text:c="2"/>6c <text:s text:c="2"/>73</text:p>
            </table:table-cell>
          </table:table-row>
        </table:table-header-rows>
        <table:table-row>
          <table:table-cell table:style-name="Table9.A1" office:value-type="string">
            <text:p text:style-name="P7"><text:s text:c="6"/>20000630 <text:s text:c="4"/>| <text:s text:c="8"/>2 <text:s text:c="8"/>| <text:s/>c <text:s text:c="3"/>h <text:s text:c="3"/>a <text:s text:c="3"/>n <text:s text:c="3"/>n <text:s text:c="3"/>e <text:s text:c="3"/>l <text:s text:c="3"/>s</text:p>
          </table:table-cell>
        </table:table-row>
        <table:table-row>
          <table:table-cell table:style-name="Table9.A1" office:value-type="string">
            <text:p text:style-name="P7"><text:s text:c="4"/>magic number <text:s text:c="2"/>| <text:s/>version, flags <text:s text:c="2"/>| attribute name</text:p>
          </table:table-cell>
        </table:table-row>
        <table:table-row>
          <table:table-cell table:style-name="Table9.A1" office:value-type="string">
            <text:p text:style-name="P7"><text:s text:c="19"/>| <text:s text:c="18"/>| start of header</text:p>
          </table:table-cell>
        </table:table-row>
      </table:table>
      <text:p text:style-name="Text_20_body"/>
      <table:table table:name="Table10" table:style-name="Table10">
        <table:table-column table:style-name="Table10.A"/>
        <table:table-row>
          <table:table-cell table:style-name="Table10.A1" office:value-type="string">
            <text:p text:style-name="P7"><text:s/>00 <text:s text:c="2"/>63 <text:s text:c="2"/>68 <text:s text:c="2"/>6c <text:s text:c="2"/>69 <text:s text:c="2"/>73 <text:s text:c="2"/>74 <text:s text:c="2"/>00 <text:s text:c="2"/>25 <text:s text:c="2"/>00 <text:s text:c="2"/>00 <text:s text:c="2"/>00 <text:s text:c="2"/>47 <text:s text:c="2"/>00 <text:s text:c="2"/>01 <text:s text:c="2"/>00</text:p>
          </table:table-cell>
        </table:table-row>
        <table:table-row>
          <table:table-cell table:style-name="Table10.A1" office:value-type="string">
            <text:p text:style-name="P7"><text:s/>\0 | <text:s/>c <text:s text:c="3"/>h <text:s text:c="3"/>l <text:s text:c="3"/>i <text:s text:c="3"/>s <text:s text:c="3"/>t <text:s text:c="2"/>\0 | <text:s text:c="7"/>37 <text:s text:c="8"/>| <text:s/>G <text:s text:c="2"/>\0 | HALF</text:p>
          </table:table-cell>
        </table:table-row>
        <table:table-row>
          <table:table-cell table:style-name="Table10.A1" office:value-type="string">
            <text:p text:style-name="P7"><text:s text:c="4"/>| attribute type <text:s text:c="18"/>| attribute size <text:s text:c="3"/>| attribute value</text:p>
          </table:table-cell>
        </table:table-row>
        <table:table-row>
          <table:table-cell table:style-name="Table10.A1" office:value-type="string">
            <text:p text:style-name="P7"/>
          </table:table-cell>
        </table:table-row>
      </table:table>
      <text:p text:style-name="Text_20_body"/>
      <table:table table:name="Table11" table:style-name="Table11">
        <table:table-column table:style-name="Table11.A"/>
        <table:table-row>
          <table:table-cell table:style-name="Table11.A1" office:value-type="string">
            <text:p text:style-name="P7"><text:s/>00 <text:s text:c="2"/>00 <text:s text:c="2"/>00 <text:s text:c="2"/>00 <text:s text:c="2"/>00 <text:s text:c="2"/>00 <text:s text:c="2"/>01 <text:s text:c="2"/>00 <text:s text:c="2"/>00 <text:s text:c="2"/>00 <text:s text:c="2"/>01 <text:s text:c="2"/>00 <text:s text:c="2"/>00 <text:s text:c="2"/>00 <text:s text:c="2"/>5a <text:s text:c="2"/>00</text:p>
          </table:table-cell>
        </table:table-row>
        <table:table-row>
          <table:table-cell table:style-name="Table11.A1" office:value-type="string">
            <text:p text:style-name="P7"><text:s text:c="9"/>| <text:s/>0 | <text:s text:c="5"/>0 <text:s text:c="6"/>| <text:s text:c="8"/>1 <text:s text:c="8"/>| <text:s text:c="8"/>1 <text:s text:c="8"/>| <text:s/>Z <text:s text:c="2"/>\0 |</text:p>
          </table:table-cell>
        </table:table-row>
        <table:table-row>
          <table:table-cell table:style-name="Table11.A1" office:value-type="string">
            <text:p text:style-name="P7"/>
          </table:table-cell>
        </table:table-row>
        <table:table-row>
          <table:table-cell table:style-name="Table11.A1" office:value-type="string">
            <text:p text:style-name="P7"/>
          </table:table-cell>
        </table:table-row>
      </table:table>
      <text:p text:style-name="Text_20_body"/>
      <table:table table:name="Table12" table:style-name="Table12">
        <table:table-column table:style-name="Table12.A"/>
        <table:table-row>
          <table:table-cell table:style-name="Table12.A1" office:value-type="string">
            <text:p text:style-name="P7"><text:s/>02 <text:s text:c="2"/>00 <text:s text:c="2"/>00 <text:s text:c="2"/>00 <text:s text:c="2"/>00 <text:s text:c="2"/>00 <text:s text:c="2"/>00 <text:s text:c="2"/>00 <text:s text:c="2"/>01 <text:s text:c="2"/>00 <text:s text:c="2"/>00 <text:s text:c="2"/>00 <text:s text:c="2"/>01 <text:s text:c="2"/>00 <text:s text:c="2"/>00 <text:s text:c="2"/>00</text:p>
          </table:table-cell>
        </table:table-row>
        <table:table-row>
          <table:table-cell table:style-name="Table12.A1" office:value-type="string">
            <text:p text:style-name="P7"><text:s/>FLOAT <text:s text:c="12"/>| <text:s/>0 | <text:s text:c="5"/>0 <text:s text:c="6"/>| <text:s text:c="8"/>1 <text:s text:c="8"/>| <text:s text:c="8"/>1 <text:s text:c="8"/>|</text:p>
          </table:table-cell>
        </table:table-row>
        <table:table-row>
          <table:table-cell table:style-name="Table12.A1" office:value-type="string">
            <text:p text:style-name="P7"><text:s text:c="79"/>|</text:p>
          </table:table-cell>
        </table:table-row>
        <table:table-row>
          <table:table-cell table:style-name="Table12.A1" office:value-type="string">
            <text:p text:style-name="P7"/>
          </table:table-cell>
        </table:table-row>
      </table:table>
      <text:p text:style-name="Text_20_body"/>
      <table:table table:name="Table13" table:style-name="Table13">
        <table:table-column table:style-name="Table13.A"/>
        <table:table-row>
          <table:table-cell table:style-name="Table13.A1" office:value-type="string">
            <text:p text:style-name="P7"><text:s/>00 <text:s text:c="2"/>63 <text:s text:c="2"/>6f <text:s text:c="2"/>6d <text:s text:c="2"/>70 <text:s text:c="2"/>72 <text:s text:c="2"/>65 <text:s text:c="2"/>73 <text:s text:c="2"/>73 <text:s text:c="2"/>69 <text:s text:c="2"/>6f <text:s text:c="2"/>6e <text:s text:c="2"/>00 <text:s text:c="2"/>63 <text:s text:c="2"/>6f <text:s text:c="2"/>6d</text:p>
          </table:table-cell>
        </table:table-row>
        <table:table-row>
          <table:table-cell table:style-name="Table13.A1" office:value-type="string">
            <text:p text:style-name="P7"><text:s/>\0 | <text:s/>c <text:s text:c="3"/>o <text:s text:c="3"/>m <text:s text:c="3"/>p <text:s text:c="3"/>r <text:s text:c="3"/>e <text:s text:c="3"/>s <text:s text:c="3"/>s <text:s text:c="3"/>i <text:s text:c="3"/>o <text:s text:c="3"/>n <text:s text:c="2"/>\0 | <text:s/>c <text:s text:c="3"/>o <text:s text:c="3"/>m</text:p>
          </table:table-cell>
        </table:table-row>
        <table:table-row>
          <table:table-cell table:style-name="Table13.A1" office:value-type="string">
            <text:p text:style-name="P7"><text:s text:c="4"/>| attribute name <text:s text:c="43"/>| attribute type</text:p>
          </table:table-cell>
        </table:table-row>
        <table:table-row>
          <table:table-cell table:style-name="Table13.A1" office:value-type="string">
            <text:p text:style-name="P7"/>
          </table:table-cell>
        </table:table-row>
      </table:table>
      <text:p text:style-name="Text_20_body"/>
      <table:table table:name="Table14" table:style-name="Table14">
        <table:table-column table:style-name="Table14.A"/>
        <table:table-row>
          <table:table-cell table:style-name="Table14.A1" office:value-type="string">
            <text:p text:style-name="P7"><text:s/>70 <text:s text:c="2"/>72 <text:s text:c="2"/>65 <text:s text:c="2"/>73 <text:s text:c="2"/>73 <text:s text:c="2"/>69 <text:s text:c="2"/>6f <text:s text:c="2"/>6e <text:s text:c="2"/>00 <text:s text:c="2"/>01 <text:s text:c="2"/>00 <text:s text:c="2"/>00 <text:s text:c="2"/>00 <text:s text:c="2"/>00 <text:s text:c="2"/>64 <text:s text:c="2"/>61</text:p>
          </table:table-cell>
        </table:table-row>
        <table:table-row>
          <table:table-cell table:style-name="Table14.A1" office:value-type="string">
            <text:p text:style-name="P7"><text:s text:c="2"/>p <text:s text:c="3"/>r <text:s text:c="3"/>e <text:s text:c="3"/>s <text:s text:c="3"/>s <text:s text:c="3"/>i <text:s text:c="3"/>o <text:s text:c="3"/>n <text:s text:c="2"/>\0 | <text:s text:c="8"/>1 <text:s text:c="8"/>| NONE| d <text:s text:c="3"/>a</text:p>
          </table:table-cell>
        </table:table-row>
        <table:table-row>
          <table:table-cell table:style-name="Table14.A1" office:value-type="string">
            <text:p text:style-name="P7"><text:s text:c="44"/>| attribute size <text:s text:c="3"/>|value|</text:p>
          </table:table-cell>
        </table:table-row>
        <table:table-row>
          <table:table-cell table:style-name="Table14.A1" office:value-type="string">
            <text:p text:style-name="P7"/>
          </table:table-cell>
        </table:table-row>
      </table:table>
      <text:p text:style-name="Text_20_body"/>
      <table:table table:name="Table15" table:style-name="Table15">
        <table:table-column table:style-name="Table15.A"/>
        <table:table-row>
          <table:table-cell table:style-name="Table15.A1" office:value-type="string">
            <text:p text:style-name="P7"><text:s/>74 <text:s text:c="2"/>61 <text:s text:c="2"/>57 <text:s text:c="2"/>69 <text:s text:c="2"/>6e <text:s text:c="2"/>64 <text:s text:c="2"/>6f <text:s text:c="2"/>77 <text:s text:c="2"/>00 <text:s text:c="2"/>62 <text:s text:c="2"/>6f <text:s text:c="2"/>78 <text:s text:c="2"/>32 <text:s text:c="2"/>69 <text:s text:c="2"/>00 <text:s text:c="2"/>10</text:p>
          </table:table-cell>
        </table:table-row>
        <table:table-row>
          <table:table-cell table:style-name="Table15.A1" office:value-type="string">
            <text:p text:style-name="P7"><text:s text:c="2"/>t <text:s text:c="3"/>a <text:s text:c="3"/>W <text:s text:c="3"/>i <text:s text:c="3"/>n <text:s text:c="3"/>d <text:s text:c="3"/>o <text:s text:c="3"/>w <text:s text:c="2"/>\0 | <text:s/>b <text:s text:c="3"/>o <text:s text:c="3"/>x <text:s text:c="3"/>2 <text:s text:c="3"/>i <text:s text:c="2"/>\0 |</text:p>
          </table:table-cell>
        </table:table-row>
        <table:table-row>
          <table:table-cell table:style-name="Table15.A1" office:value-type="string">
            <text:p text:style-name="P7"><text:s/>attribute name <text:s text:c="28"/>| attribute type <text:s text:c="13"/>|</text:p>
          </table:table-cell>
        </table:table-row>
        <table:table-row>
          <table:table-cell table:style-name="Table15.A1" office:value-type="string">
            <text:p text:style-name="P7"/>
          </table:table-cell>
        </table:table-row>
      </table:table>
      <text:p text:style-name="Text_20_body"/>
      <table:table table:name="Table16" table:style-name="Table16">
        <table:table-column table:style-name="Table16.A"/>
        <table:table-row>
          <table:table-cell table:style-name="Table16.A1" office:value-type="string">
            <text:p text:style-name="P7"><text:s/>00 <text:s text:c="2"/>00 <text:s text:c="2"/>00 <text:s text:c="2"/>00 <text:s text:c="2"/>00 <text:s text:c="2"/>00 <text:s text:c="2"/>00 <text:s text:c="2"/>00 <text:s text:c="2"/>00 <text:s text:c="2"/>00 <text:s text:c="2"/>00 <text:s text:c="2"/>03 <text:s text:c="2"/>00 <text:s text:c="2"/>00 <text:s text:c="2"/>00 <text:s text:c="2"/>02</text:p>
          </table:table-cell>
        </table:table-row>
        <table:table-row>
          <table:table-cell table:style-name="Table16.A1" office:value-type="string">
            <text:p text:style-name="P7"><text:s text:c="4"/>16 <text:s text:c="7"/>| <text:s text:c="8"/>0 <text:s text:c="8"/>| <text:s text:c="8"/>0 <text:s text:c="8"/>| <text:s text:c="8"/>3 <text:s text:c="8"/>|</text:p>
          </table:table-cell>
        </table:table-row>
        <table:table-row>
          <table:table-cell table:style-name="Table16.A1" office:value-type="string">
            <text:p text:style-name="P7">attribute size| attribute value</text:p>
          </table:table-cell>
        </table:table-row>
        <table:table-row>
          <table:table-cell table:style-name="Table16.A1" office:value-type="string">
            <text:p text:style-name="P7"/>
          </table:table-cell>
        </table:table-row>
      </table:table>
      <text:p text:style-name="Text_20_body"/>
      <table:table table:name="Table17" table:style-name="Table17">
        <table:table-column table:style-name="Table17.A"/>
        <table:table-row>
          <table:table-cell table:style-name="Table17.A1" office:value-type="string">
            <text:p text:style-name="P7"><text:s/>00 <text:s text:c="2"/>00 <text:s text:c="2"/>00 <text:s text:c="2"/>64 <text:s text:c="2"/>69 <text:s text:c="2"/>73 <text:s text:c="2"/>70 <text:s text:c="2"/>6c <text:s text:c="2"/>61 <text:s text:c="2"/>79 <text:s text:c="2"/>57 <text:s text:c="2"/>69 <text:s text:c="2"/>6e <text:s text:c="2"/>64 <text:s text:c="2"/>6f <text:s text:c="2"/>77</text:p>
          </table:table-cell>
        </table:table-row>
        <table:table-row>
          <table:table-cell table:style-name="Table17.A1" office:value-type="string">
            <text:p text:style-name="P7"><text:s text:c="4"/>2 <text:s text:c="8"/>| <text:s/>d <text:s text:c="3"/>i <text:s text:c="3"/>s <text:s text:c="3"/>p <text:s text:c="3"/>l <text:s text:c="3"/>a <text:s text:c="3"/>y <text:s text:c="3"/>W <text:s text:c="3"/>i <text:s text:c="3"/>n <text:s text:c="3"/>d <text:s text:c="3"/>o <text:s text:c="3"/>w</text:p>
          </table:table-cell>
        </table:table-row>
        <table:table-row>
          <table:table-cell table:style-name="Table17.A1" office:value-type="string">
            <text:p text:style-name="P7"><text:s text:c="14"/>| attribute name</text:p>
          </table:table-cell>
        </table:table-row>
        <table:table-row>
          <table:table-cell table:style-name="Table17.A1" office:value-type="string">
            <text:p text:style-name="P7"/>
          </table:table-cell>
        </table:table-row>
      </table:table>
      <text:p text:style-name="Text_20_body"/>
      <table:table table:name="Table18" table:style-name="Table18">
        <table:table-column table:style-name="Table18.A"/>
        <table:table-row>
          <table:table-cell table:style-name="Table18.A1" office:value-type="string">
            <text:p text:style-name="P7"><text:s/>00 <text:s text:c="2"/>62 <text:s text:c="2"/>6f <text:s text:c="2"/>78 <text:s text:c="2"/>32 <text:s text:c="2"/>69 <text:s text:c="2"/>00 <text:s text:c="2"/>10 <text:s text:c="2"/>00 <text:s text:c="2"/>00 <text:s text:c="2"/>00 <text:s text:c="2"/>00 <text:s text:c="2"/>00 <text:s text:c="2"/>00 <text:s text:c="2"/>00 <text:s text:c="2"/>00</text:p>
          </table:table-cell>
        </table:table-row>
        <table:table-row>
          <table:table-cell table:style-name="Table18.A1" office:value-type="string">
            <text:p text:style-name="P7"><text:s/>\0 | <text:s/>b <text:s text:c="3"/>o <text:s text:c="3"/>x <text:s text:c="3"/>2 <text:s text:c="3"/>i <text:s text:c="2"/>\0 | <text:s text:c="7"/>16 <text:s text:c="8"/>| <text:s text:c="8"/>0 <text:s text:c="8"/>|</text:p>
          </table:table-cell>
        </table:table-row>
        <table:table-row>
          <table:table-cell table:style-name="Table18.A1" office:value-type="string">
            <text:p text:style-name="P7"><text:s text:c="4"/>| attribute type <text:s text:c="13"/>| attribute size <text:s text:c="3"/>| attribute value</text:p>
          </table:table-cell>
        </table:table-row>
        <table:table-row>
          <table:table-cell table:style-name="Table18.A1" office:value-type="string">
            <text:p text:style-name="P7"/>
          </table:table-cell>
        </table:table-row>
      </table:table>
      <text:p text:style-name="Text_20_body"/>
      <table:table table:name="Table19" table:style-name="Table19">
        <table:table-column table:style-name="Table19.A"/>
        <table:table-row>
          <table:table-cell table:style-name="Table19.A1" office:value-type="string">
            <text:p text:style-name="P7"><text:s/>00 <text:s text:c="2"/>00 <text:s text:c="2"/>00 <text:s text:c="2"/>03 <text:s text:c="2"/>00 <text:s text:c="2"/>00 <text:s text:c="2"/>00 <text:s text:c="2"/>02 <text:s text:c="2"/>00 <text:s text:c="2"/>00 <text:s text:c="2"/>00 <text:s text:c="2"/>6c <text:s text:c="2"/>69 <text:s text:c="2"/>6e <text:s text:c="2"/>65 <text:s text:c="2"/>4f</text:p>
          </table:table-cell>
        </table:table-row>
        <table:table-row>
          <table:table-cell table:style-name="Table19.A1" office:value-type="string">
            <text:p text:style-name="P7"><text:s text:c="4"/>0 <text:s text:c="8"/>| <text:s text:c="8"/>3 <text:s text:c="8"/>| <text:s text:c="8"/>2 <text:s text:c="8"/>| <text:s/>l <text:s text:c="3"/>i <text:s text:c="3"/>n <text:s text:c="3"/>e <text:s text:c="3"/>O</text:p>
          </table:table-cell>
        </table:table-row>
        <table:table-row>
          <table:table-cell table:style-name="Table19.A1" office:value-type="string">
            <text:p text:style-name="P7"><text:s text:c="54"/>| attribute name</text:p>
          </table:table-cell>
        </table:table-row>
        <table:table-row>
          <table:table-cell table:style-name="Table19.A1" office:value-type="string">
            <text:p text:style-name="P7"/>
          </table:table-cell>
        </table:table-row>
      </table:table>
      <text:p text:style-name="Text_20_body"/>
      <table:table table:name="Table20" table:style-name="Table20">
        <table:table-column table:style-name="Table20.A"/>
        <table:table-row>
          <table:table-cell table:style-name="Table20.A1" office:value-type="string">
            <text:p text:style-name="P7"><text:s/>72 <text:s text:c="2"/>64 <text:s text:c="2"/>65 <text:s text:c="2"/>72 <text:s text:c="2"/>00 <text:s text:c="2"/>6c <text:s text:c="2"/>69 <text:s text:c="2"/>6e <text:s text:c="2"/>65 <text:s text:c="2"/>4f <text:s text:c="2"/>72 <text:s text:c="2"/>64 <text:s text:c="2"/>65 <text:s text:c="2"/>72 <text:s text:c="2"/>00 <text:s text:c="2"/>01</text:p>
          </table:table-cell>
        </table:table-row>
        <table:table-row>
          <table:table-cell table:style-name="Table20.A1" office:value-type="string">
            <text:p text:style-name="P7"><text:s text:c="2"/>r <text:s text:c="3"/>d <text:s text:c="3"/>e <text:s text:c="3"/>r <text:s text:c="2"/>\0 | <text:s/>l <text:s text:c="3"/>i <text:s text:c="3"/>n <text:s text:c="3"/>e <text:s text:c="3"/>O <text:s text:c="3"/>r <text:s text:c="3"/>d <text:s text:c="3"/>e <text:s text:c="3"/>r <text:s text:c="2"/>\0 |</text:p>
          </table:table-cell>
        </table:table-row>
        <table:table-row>
          <table:table-cell table:style-name="Table20.A1" office:value-type="string">
            <text:p text:style-name="P7"><text:s text:c="24"/>| attribute type <text:s text:c="33"/>|</text:p>
          </table:table-cell>
        </table:table-row>
        <table:table-row>
          <table:table-cell table:style-name="Table20.A1" office:value-type="string">
            <text:p text:style-name="P7"/>
          </table:table-cell>
        </table:table-row>
      </table:table>
      <text:p text:style-name="Text_20_body"/>
      <table:table table:name="Table21" table:style-name="Table21">
        <table:table-column table:style-name="Table21.A"/>
        <table:table-row>
          <table:table-cell table:style-name="Table21.A1" office:value-type="string">
            <text:p text:style-name="P7"><text:s/>00 <text:s text:c="2"/>00 <text:s text:c="2"/>00 <text:s text:c="2"/>00 <text:s text:c="2"/>70 <text:s text:c="2"/>69 <text:s text:c="2"/>78 <text:s text:c="2"/>65 <text:s text:c="2"/>6c <text:s text:c="2"/>41 <text:s text:c="2"/>73 <text:s text:c="2"/>70 <text:s text:c="2"/>65 <text:s text:c="2"/>63 <text:s text:c="2"/>74 <text:s text:c="2"/>52</text:p>
          </table:table-cell>
        </table:table-row>
        <table:table-row>
          <table:table-cell table:style-name="Table21.A1" office:value-type="string">
            <text:p text:style-name="P7"><text:s text:c="4"/>1 <text:s text:c="8"/>|INCY | p <text:s text:c="3"/>i <text:s text:c="3"/>x <text:s text:c="3"/>e <text:s text:c="3"/>l <text:s text:c="3"/>A <text:s text:c="3"/>s <text:s text:c="3"/>p <text:s text:c="3"/>e <text:s text:c="3"/>c <text:s text:c="3"/>t <text:s text:c="3"/>R</text:p>
          </table:table-cell>
        </table:table-row>
        <table:table-row>
          <table:table-cell table:style-name="Table21.A1" office:value-type="string">
            <text:p text:style-name="P7">attribute size|value| attribute name</text:p>
          </table:table-cell>
        </table:table-row>
        <table:table-row>
          <table:table-cell table:style-name="Table21.A1" office:value-type="string">
            <text:p text:style-name="P7"/>
          </table:table-cell>
        </table:table-row>
      </table:table>
      <text:p text:style-name="Text_20_body"/>
      <table:table table:name="Table22" table:style-name="Table22">
        <table:table-column table:style-name="Table22.A"/>
        <table:table-row>
          <table:table-cell table:style-name="Table22.A1" office:value-type="string">
            <text:p text:style-name="P7"><text:s/>61 <text:s text:c="2"/>74 <text:s text:c="2"/>69 <text:s text:c="2"/>6f <text:s text:c="2"/>00 <text:s text:c="2"/>66 <text:s text:c="2"/>6c <text:s text:c="2"/>6f <text:s text:c="2"/>61 <text:s text:c="2"/>74 <text:s text:c="2"/>00 <text:s text:c="2"/>04 <text:s text:c="2"/>00 <text:s text:c="2"/>00 <text:s text:c="2"/>00 <text:s text:c="2"/>00</text:p>
          </table:table-cell>
        </table:table-row>
        <table:table-row>
          <table:table-cell table:style-name="Table22.A1" office:value-type="string">
            <text:p text:style-name="P7"><text:s text:c="2"/>a <text:s text:c="3"/>t <text:s text:c="3"/>i <text:s text:c="3"/>o <text:s text:c="2"/>\0 <text:s/>| f <text:s text:c="3"/>l <text:s text:c="3"/>o <text:s text:c="3"/>a <text:s text:c="3"/>t <text:s text:c="2"/>\0 | <text:s text:c="8"/>4 <text:s text:c="8"/>|</text:p>
          </table:table-cell>
        </table:table-row>
        <table:table-row>
          <table:table-cell table:style-name="Table22.A1" office:value-type="string">
            <text:p text:style-name="P7"><text:s text:c="25"/>| attribute type <text:s text:c="12"/>| attribute size <text:s text:c="3"/>|</text:p>
          </table:table-cell>
        </table:table-row>
        <table:table-row>
          <table:table-cell table:style-name="Table22.A1" office:value-type="string">
            <text:p text:style-name="P7"/>
          </table:table-cell>
        </table:table-row>
      </table:table>
      <text:p text:style-name="Text_20_body"/>
      <table:table table:name="Table23" table:style-name="Table23">
        <table:table-column table:style-name="Table23.A"/>
        <table:table-row>
          <table:table-cell table:style-name="Table23.A1" office:value-type="string">
            <text:p text:style-name="P7"><text:s/>00 <text:s text:c="2"/>80 <text:s text:c="2"/>3f <text:s text:c="2"/>73 <text:s text:c="2"/>63 <text:s text:c="2"/>72 <text:s text:c="2"/>65 <text:s text:c="2"/>65 <text:s text:c="2"/>6e <text:s text:c="2"/>57 <text:s text:c="2"/>69 <text:s text:c="2"/>6e <text:s text:c="2"/>64 <text:s text:c="2"/>6f <text:s text:c="2"/>77 <text:s text:c="2"/>43</text:p>
          </table:table-cell>
        </table:table-row>
        <table:table-row>
          <table:table-cell table:style-name="Table23.A1" office:value-type="string">
            <text:p text:style-name="P7"><text:s text:c="3"/>1.0 <text:s text:c="8"/>| s <text:s text:c="3"/>c <text:s text:c="3"/>r <text:s text:c="3"/>e <text:s text:c="3"/>e <text:s text:c="3"/>n <text:s text:c="3"/>W <text:s text:c="3"/>i <text:s text:c="3"/>n <text:s text:c="3"/>d <text:s text:c="3"/>o <text:s text:c="3"/>w <text:s text:c="3"/>C</text:p>
          </table:table-cell>
        </table:table-row>
        <table:table-row>
          <table:table-cell table:style-name="Table23.A1" office:value-type="string">
            <text:p text:style-name="P7">attribute value| attribute name</text:p>
          </table:table-cell>
        </table:table-row>
        <table:table-row>
          <table:table-cell table:style-name="Table23.A1" office:value-type="string">
            <text:p text:style-name="P7"/>
          </table:table-cell>
        </table:table-row>
      </table:table>
      <text:p text:style-name="Text_20_body"/>
      <table:table table:name="Table24" table:style-name="Table24">
        <table:table-column table:style-name="Table24.A"/>
        <table:table-row>
          <table:table-cell table:style-name="Table24.A1" office:value-type="string">
            <text:p text:style-name="P7"><text:s/>65 <text:s text:c="2"/>6e <text:s text:c="2"/>74 <text:s text:c="2"/>65 <text:s text:c="2"/>72 <text:s text:c="2"/>00 <text:s text:c="2"/>76 <text:s text:c="2"/>32 <text:s text:c="2"/>66 <text:s text:c="2"/>00 <text:s text:c="2"/>08 <text:s text:c="2"/>00 <text:s text:c="2"/>00 <text:s text:c="2"/>00 <text:s text:c="2"/>00 <text:s text:c="2"/>00</text:p>
          </table:table-cell>
        </table:table-row>
        <table:table-row>
          <table:table-cell table:style-name="Table24.A1" office:value-type="string">
            <text:p text:style-name="P7"><text:s text:c="2"/>e <text:s text:c="3"/>n <text:s text:c="3"/>t <text:s text:c="3"/>e <text:s text:c="3"/>r <text:s text:c="2"/>\0 | <text:s/>v <text:s text:c="3"/>2 <text:s text:c="3"/>f <text:s text:c="2"/>\0 | <text:s text:c="8"/>8 <text:s text:c="8"/>|</text:p>
          </table:table-cell>
        </table:table-row>
        <table:table-row>
          <table:table-cell table:style-name="Table24.A1" office:value-type="string">
            <text:p text:style-name="P7"><text:s text:c="29"/>| attribute type <text:s text:c="3"/>| attribute size <text:s text:c="3"/>|</text:p>
          </table:table-cell>
        </table:table-row>
        <table:table-row>
          <table:table-cell table:style-name="Table24.A1" office:value-type="string">
            <text:p text:style-name="P7"/>
          </table:table-cell>
        </table:table-row>
      </table:table>
      <text:p text:style-name="Text_20_body"/>
      <table:table table:name="Table25" table:style-name="Table25">
        <table:table-column table:style-name="Table25.A"/>
        <table:table-row>
          <table:table-cell table:style-name="Table25.A1" office:value-type="string">
            <text:p text:style-name="P7"><text:s/>00 <text:s text:c="2"/>00 <text:s text:c="2"/>00 <text:s text:c="2"/>00 <text:s text:c="2"/>00 <text:s text:c="2"/>00 <text:s text:c="2"/>73 <text:s text:c="2"/>63 <text:s text:c="2"/>72 <text:s text:c="2"/>65 <text:s text:c="2"/>65 <text:s text:c="2"/>6e <text:s text:c="2"/>57 <text:s text:c="2"/>69 <text:s text:c="2"/>6e <text:s text:c="2"/>64</text:p>
          </table:table-cell>
        </table:table-row>
        <table:table-row>
          <table:table-cell table:style-name="Table25.A1" office:value-type="string">
            <text:p text:style-name="P7">0.0 <text:s text:c="5"/>| <text:s text:c="8"/>0.0 <text:s text:c="6"/>| <text:s/>s <text:s text:c="3"/>c <text:s text:c="3"/>r <text:s text:c="3"/>e <text:s text:c="3"/>e <text:s text:c="3"/>n <text:s text:c="3"/>W <text:s text:c="3"/>i <text:s text:c="3"/>n <text:s text:c="3"/>d</text:p>
          </table:table-cell>
        </table:table-row>
        <table:table-row>
          <table:table-cell table:style-name="Table25.A1" office:value-type="string">
            <text:p text:style-name="P7">attribute value <text:s text:c="13"/>| attribute name</text:p>
          </table:table-cell>
        </table:table-row>
        <table:table-row>
          <table:table-cell table:style-name="Table25.A1" office:value-type="string">
            <text:p text:style-name="P7"/>
          </table:table-cell>
        </table:table-row>
      </table:table>
      <text:p text:style-name="Text_20_body"/>
      <table:table table:name="Table26" table:style-name="Table26">
        <table:table-column table:style-name="Table26.A"/>
        <table:table-row>
          <table:table-cell table:style-name="Table26.A1" office:value-type="string">
            <text:p text:style-name="P7"><text:s/>6f <text:s text:c="2"/>77 <text:s text:c="2"/>57 <text:s text:c="2"/>69 <text:s text:c="2"/>64 <text:s text:c="2"/>74 <text:s text:c="2"/>68 <text:s text:c="2"/>00 <text:s text:c="2"/>66 <text:s text:c="2"/>6c <text:s text:c="2"/>6f <text:s text:c="2"/>61 <text:s text:c="2"/>74 <text:s text:c="2"/>00 <text:s text:c="2"/>04 <text:s text:c="2"/>00</text:p>
          </table:table-cell>
        </table:table-row>
        <table:table-row>
          <table:table-cell table:style-name="Table26.A1" office:value-type="string">
            <text:p text:style-name="P7"><text:s text:c="2"/>o <text:s text:c="3"/>w <text:s text:c="3"/>W <text:s text:c="3"/>i <text:s text:c="3"/>d <text:s text:c="3"/>t <text:s text:c="3"/>h <text:s text:c="2"/>\0 | <text:s/>f <text:s text:c="3"/>l <text:s text:c="3"/>o <text:s text:c="3"/>a <text:s text:c="3"/>t <text:s text:c="2"/>\0 |</text:p>
          </table:table-cell>
        </table:table-row>
        <table:table-row>
          <table:table-cell table:style-name="Table26.A1" office:value-type="string">
            <text:p text:style-name="P7"><text:s text:c="39"/>| attribute type <text:s text:c="13"/>|</text:p>
          </table:table-cell>
        </table:table-row>
        <table:table-row>
          <table:table-cell table:style-name="Table26.A1" office:value-type="string">
            <text:p text:style-name="P7"/>
          </table:table-cell>
        </table:table-row>
      </table:table>
      <text:p text:style-name="Text_20_body"/>
      <table:table table:name="Table27" table:style-name="Table27">
        <table:table-column table:style-name="Table27.A"/>
        <table:table-row>
          <table:table-cell table:style-name="Table27.A1" office:value-type="string">
            <text:p text:style-name="P7"><text:s/>00 <text:s text:c="2"/>00 <text:s text:c="2"/>00 <text:s text:c="2"/>00 <text:s text:c="2"/>80 <text:s text:c="2"/>3f <text:s text:c="2"/>00 <text:s text:c="2"/>3f <text:s text:c="2"/>01 <text:s text:c="2"/>00 <text:s text:c="2"/>00 <text:s text:c="2"/>00 <text:s text:c="2"/>00 <text:s text:c="2"/>00 <text:s text:c="2"/>00 <text:s text:c="2"/>5f</text:p>
          </table:table-cell>
        </table:table-row>
        <table:table-row>
          <table:table-cell table:style-name="Table27.A1" office:value-type="string">
            <text:p text:style-name="P7">4 <text:s text:c="7"/>| <text:s text:c="7"/>1.0 <text:s text:c="6"/>| \0 <text:s/>| <text:s text:c="17"/>319 <text:s text:c="17"/>|</text:p>
          </table:table-cell>
        </table:table-row>
        <table:table-row>
          <table:table-cell table:style-name="Table27.A1" office:value-type="string">
            <text:p text:style-name="P7">size <text:s text:c="4"/>| attribute value <text:s/>| <text:s text:c="4"/>| <text:s text:c="7"/>offset of scan line 0 <text:s text:c="9"/>|</text:p>
          </table:table-cell>
        </table:table-row>
        <table:table-row>
          <table:table-cell table:style-name="Table27.A1" office:value-type="string">
            <text:p text:style-name="P7"><text:s text:c="20"/>end of header | start of scan line offset table</text:p>
          </table:table-cell>
        </table:table-row>
      </table:table>
      <text:p text:style-name="Text_20_body"/>
      <table:table table:name="Table28" table:style-name="Table28">
        <table:table-column table:style-name="Table28.A"/>
        <table:table-row>
          <table:table-cell table:style-name="Table28.A1" office:value-type="string">
            <text:p text:style-name="P7"><text:s/>01 <text:s text:c="2"/>00 <text:s text:c="2"/>00 <text:s text:c="2"/>00 <text:s text:c="2"/>00 <text:s text:c="2"/>00 <text:s text:c="2"/>00 <text:s text:c="2"/>7f <text:s text:c="2"/>01 <text:s text:c="2"/>00 <text:s text:c="2"/>00 <text:s text:c="2"/>00 <text:s text:c="2"/>00 <text:s text:c="2"/>00 <text:s text:c="2"/>00 <text:s text:c="2"/>00</text:p>
          </table:table-cell>
        </table:table-row>
        <table:table-row>
          <table:table-cell table:style-name="Table28.A1" office:value-type="string">
            <text:p text:style-name="P7"><text:s text:c="13"/>351 <text:s text:c="18"/>| <text:s text:c="16"/>383 <text:s text:c="17"/>|</text:p>
          </table:table-cell>
        </table:table-row>
        <table:table-row>
          <table:table-cell table:style-name="Table28.A1" office:value-type="string">
            <text:p text:style-name="P7"><text:s text:c="3"/>offset of scan line 1 <text:s text:c="10"/>| <text:s text:c="6"/>offset of scan line 2 <text:s text:c="9"/>|</text:p>
          </table:table-cell>
        </table:table-row>
        <table:table-row>
          <table:table-cell table:style-name="Table28.A1" office:value-type="string">
            <text:p text:style-name="P7"><text:s text:c="44"/>end of scan line offset table |</text:p>
          </table:table-cell>
        </table:table-row>
      </table:table>
      <text:p text:style-name="Text_20_body"/>
      <table:table table:name="Table29" table:style-name="Table29">
        <table:table-column table:style-name="Table29.A"/>
        <table:table-row>
          <table:table-cell table:style-name="Table29.A1" office:value-type="string">
            <text:p text:style-name="P7"><text:s/>00 <text:s text:c="2"/>00 <text:s text:c="2"/>00 <text:s text:c="2"/>18 <text:s text:c="2"/>00 <text:s text:c="2"/>00 <text:s text:c="2"/>00 <text:s text:c="2"/>00 <text:s text:c="2"/>00 <text:s text:c="2"/>54 <text:s text:c="2"/>29 <text:s text:c="2"/>d5 <text:s text:c="2"/>35 <text:s text:c="2"/>e8 <text:s text:c="2"/>2d <text:s text:c="2"/>5c</text:p>
          </table:table-cell>
        </table:table-row>
        <table:table-row>
          <table:table-cell table:style-name="Table29.A1" office:value-type="string">
            <text:p text:style-name="P7"><text:s text:c="4"/>0 <text:s text:c="8"/>| <text:s text:c="8"/>24 <text:s text:c="7"/>| <text:s/>0.000 <text:s/>| <text:s/>0.042 <text:s/>| <text:s/>0.365 <text:s/>| <text:s/>0.092 <text:s/>|</text:p>
          </table:table-cell>
        </table:table-row>
        <table:table-row>
          <table:table-cell table:style-name="Table29.A1" office:value-type="string">
            <text:p text:style-name="P7"><text:s text:c="4"/>y <text:s text:c="8"/>| <text:s/>pixel data size <text:s/>| <text:s/>pixel data for G channel <text:s text:c="12"/>|</text:p>
          </table:table-cell>
        </table:table-row>
        <table:table-row>
          <table:table-cell table:style-name="Table29.A1" office:value-type="string">
            <text:p text:style-name="P7"><text:s text:c="2"/>scan line 0</text:p>
          </table:table-cell>
        </table:table-row>
      </table:table>
      <text:p text:style-name="Text_20_body"/>
      <table:table table:name="Table30" table:style-name="Table30">
        <table:table-column table:style-name="Table30.A"/>
        <table:table-row>
          <table:table-cell table:style-name="Table30.A1" office:value-type="string">
            <text:p text:style-name="P7"><text:s/>28 <text:s text:c="2"/>81 <text:s text:c="2"/>3a <text:s text:c="2"/>cf <text:s text:c="2"/>e1 <text:s text:c="2"/>34 <text:s text:c="2"/>3e <text:s text:c="2"/>8b <text:s text:c="2"/>0b <text:s text:c="2"/>bb <text:s text:c="2"/>3d <text:s text:c="2"/>89 <text:s text:c="2"/>74 <text:s text:c="2"/>f9 <text:s text:c="2"/>3e <text:s text:c="2"/>01</text:p>
          </table:table-cell>
        </table:table-row>
        <table:table-row>
          <table:table-cell table:style-name="Table30.A1" office:value-type="string">
            <text:p text:style-name="P7">0.000985395 <text:s text:c="2"/>| <text:s text:c="2"/>0.176643 <text:s text:c="7"/>| <text:s text:c="2"/>0.0913306 <text:s text:c="6"/>| <text:s text:c="2"/>0.487217 <text:s text:c="7"/>|</text:p>
          </table:table-cell>
        </table:table-row>
        <table:table-row>
          <table:table-cell table:style-name="Table30.A1" office:value-type="string">
            <text:p text:style-name="P7">pixel data for Z channel <text:s text:c="49"/>|</text:p>
          </table:table-cell>
        </table:table-row>
        <table:table-row>
          <table:table-cell table:style-name="Table30.A1" office:value-type="string">
            <text:p text:style-name="P7"><text:s text:c="74"/>|</text:p>
          </table:table-cell>
        </table:table-row>
      </table:table>
      <text:p text:style-name="Text_20_body"/>
      <table:table table:name="Table31" table:style-name="Table31">
        <table:table-column table:style-name="Table31.A"/>
        <table:table-row>
          <table:table-cell table:style-name="Table31.A1" office:value-type="string">
            <text:p text:style-name="P7"><text:s/>00 <text:s text:c="2"/>00 <text:s text:c="2"/>00 <text:s text:c="2"/>18 <text:s text:c="2"/>00 <text:s text:c="2"/>00 <text:s text:c="2"/>00 <text:s text:c="2"/>37 <text:s text:c="2"/>38 <text:s text:c="2"/>76 <text:s text:c="2"/>33 <text:s text:c="2"/>74 <text:s text:c="2"/>3b <text:s text:c="2"/>73 <text:s text:c="2"/>38 <text:s text:c="2"/>7f</text:p>
          </table:table-cell>
        </table:table-row>
        <table:table-row>
          <table:table-cell table:style-name="Table31.A1" office:value-type="string">
            <text:p text:style-name="P7"><text:s text:c="4"/>1 <text:s text:c="8"/>| <text:s text:c="8"/>24 <text:s text:c="7"/>| <text:s/>0.527 <text:s/>| <text:s/>0.233 <text:s/>| <text:s/>0.932 <text:s/>| <text:s/>0.556 <text:s/>|</text:p>
          </table:table-cell>
        </table:table-row>
        <table:table-row>
          <table:table-cell table:style-name="Table31.A1" office:value-type="string">
            <text:p text:style-name="P7"><text:s text:c="4"/>y <text:s text:c="8"/>| <text:s/>pixel data size <text:s/>| <text:s/>pixel data for G channel <text:s text:c="12"/>|</text:p>
          </table:table-cell>
        </table:table-row>
        <table:table-row>
          <table:table-cell table:style-name="Table31.A1" office:value-type="string">
            <text:p text:style-name="P7"><text:s text:c="2"/>scan line 1</text:p>
          </table:table-cell>
        </table:table-row>
      </table:table>
      <text:p text:style-name="Text_20_body"/>
      <table:table table:name="Table32" table:style-name="Table32">
        <table:table-column table:style-name="Table32.A"/>
        <table:table-row>
          <table:table-cell table:style-name="Table32.A1" office:value-type="string">
            <text:p text:style-name="P7"><text:s/>ab <text:s text:c="2"/>e8 <text:s text:c="2"/>3e <text:s text:c="2"/>8a <text:s text:c="2"/>cf <text:s text:c="2"/>54 <text:s text:c="2"/>3f <text:s text:c="2"/>5b <text:s text:c="2"/>6c <text:s text:c="2"/>11 <text:s text:c="2"/>3f <text:s text:c="2"/>20 <text:s text:c="2"/>35 <text:s text:c="2"/>50 <text:s text:c="2"/>3d <text:s text:c="2"/>02</text:p>
          </table:table-cell>
        </table:table-row>
        <table:table-row>
          <table:table-cell table:style-name="Table32.A1" office:value-type="string">
            <text:p text:style-name="P7">0.454433 <text:s text:c="5"/>| <text:s text:c="2"/>0.831292 <text:s text:c="7"/>| <text:s text:c="2"/>0.56806 <text:s text:c="8"/>| <text:s text:c="2"/>0.0508319 <text:s text:c="6"/>|</text:p>
          </table:table-cell>
        </table:table-row>
        <table:table-row>
          <table:table-cell table:style-name="Table32.A1" office:value-type="string">
            <text:p text:style-name="P7">pixel data for Z channel <text:s text:c="49"/>|</text:p>
          </table:table-cell>
        </table:table-row>
        <table:table-row>
          <table:table-cell table:style-name="Table32.A1" office:value-type="string">
            <text:p text:style-name="P7"><text:s text:c="74"/>|</text:p>
          </table:table-cell>
        </table:table-row>
      </table:table>
      <text:p text:style-name="Text_20_body"/>
      <table:table table:name="Table33" table:style-name="Table33">
        <table:table-column table:style-name="Table33.A"/>
        <table:table-row>
          <table:table-cell table:style-name="Table33.A1" office:value-type="string">
            <text:p text:style-name="P7"><text:s/>00 <text:s text:c="2"/>00 <text:s text:c="2"/>00 <text:s text:c="2"/>18 <text:s text:c="2"/>00 <text:s text:c="2"/>00 <text:s text:c="2"/>00 <text:s text:c="2"/>23 <text:s text:c="2"/>3a <text:s text:c="2"/>0a <text:s text:c="2"/>34 <text:s text:c="2"/>02 <text:s text:c="2"/>3b <text:s text:c="2"/>5d <text:s text:c="2"/>3b <text:s text:c="2"/>38</text:p>
          </table:table-cell>
        </table:table-row>
        <table:table-row>
          <table:table-cell table:style-name="Table33.A1" office:value-type="string">
            <text:p text:style-name="P7"><text:s text:c="4"/>2 <text:s text:c="8"/>| <text:s text:c="8"/>24 <text:s text:c="7"/>| <text:s/>0.767 <text:s/>| <text:s/>0.252 <text:s/>| <text:s/>0.876 <text:s/>| <text:s/>0.920 <text:s/>|</text:p>
          </table:table-cell>
        </table:table-row>
        <table:table-row>
          <table:table-cell table:style-name="Table33.A1" office:value-type="string">
            <text:p text:style-name="P7"><text:s text:c="4"/>y <text:s text:c="8"/>| <text:s/>pixel data size <text:s/>| <text:s/>pixel data for G channel <text:s text:c="12"/>|</text:p>
          </table:table-cell>
        </table:table-row>
        <table:table-row>
          <table:table-cell table:style-name="Table33.A1" office:value-type="string">
            <text:p text:style-name="P7"><text:s text:c="2"/>scan line 2</text:p>
          </table:table-cell>
        </table:table-row>
      </table:table>
      <text:p text:style-name="Text_20_body"/>
      <table:table table:name="Table34" table:style-name="Table34">
        <table:table-column table:style-name="Table34.A"/>
        <table:table-row>
          <table:table-cell table:style-name="Table34.A1" office:value-type="string">
            <text:p text:style-name="P7"><text:s/>f3 <text:s text:c="2"/>9a <text:s text:c="2"/>3c <text:s text:c="2"/>4d <text:s text:c="2"/>ad <text:s text:c="2"/>98 <text:s text:c="2"/>3e <text:s text:c="2"/>1c <text:s text:c="2"/>14 <text:s text:c="2"/>08 <text:s text:c="2"/>3f <text:s text:c="2"/>4c <text:s text:c="2"/>f3 <text:s text:c="2"/>03 <text:s text:c="2"/>3f</text:p>
          </table:table-cell>
        </table:table-row>
        <table:table-row>
          <table:table-cell table:style-name="Table34.A1" office:value-type="string">
            <text:p text:style-name="P7">0.0189148 <text:s text:c="4"/>| <text:s text:c="2"/>0.298197 <text:s text:c="7"/>| <text:s text:c="2"/>0.531557 <text:s text:c="7"/>| <text:s text:c="2"/>0.515431 <text:s text:c="6"/></text:p>
          </table:table-cell>
        </table:table-row>
        <table:table-row>
          <table:table-cell table:style-name="Table34.A1" office:value-type="string">
            <text:p text:style-name="P7">pixel data for Z channel <text:s text:c="48"/></text:p>
          </table:table-cell>
        </table:table-row>
        <table:table-row>
          <table:table-cell table:style-name="Table34.A1" office:value-type="string">
            <text:p text:style-name="P7"><text:s text:c="62"/>end of file</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http://www.w3.org/1999/XSL/Format" xmlns:xlink="http://www.w3.org/1999/xlink" xmlns:dc="http://purl.org/dc/elements/1.1/" xmlns:meta="urn:oasis:names:tc:opendocument:xmlns:meta:1.0" xmlns:number="urn:oasis:names:tc:opendocument:xmlns:datastyle:1.0" xmlns:svg="http://www.w3.org/2000/svg"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Lucidasans1" svg:font-family="Lucidasans"/>
    <style:font-face style:name="Bitstream Vera Sans Mono" svg:font-family="'Bitstream Vera Sans Mono'" style:font-family-generic="modern" style:font-pitch="fixed"/>
    <style:font-face style:name="Courier1" svg:font-family="Courier" style:font-family-generic="modern" style:font-pitch="fixed"/>
    <style:font-face style:name="Courier" svg:font-family="Courier" style:font-adornments="Regular" style:font-family-generic="modern" style:font-pitch="fixed"/>
    <style:font-face style:name="Bitstream Vera Sans1" svg:font-family="'Bitstream Vera Sans'" style:font-pitch="variable"/>
    <style:font-face style:name="Lucidasans" svg:font-family="Lucidasans" style:font-pitch="variable"/>
    <style:font-face style:name="Mincho" svg:font-family="Mincho" style:font-pitch="variable"/>
    <style:font-face style:name="Times New Roman" svg:font-family="'Times New Roman'" style:font-adornments="Regular" style:font-pitch="variable"/>
    <style:font-face style:name="Bitstream Vera Serif" svg:font-family="'Bitstream Vera Serif'" style:font-family-generic="roman" style:font-pitch="variable"/>
    <style:font-face style:name="Arial" svg:font-family="Arial" style:font-adornments="Bold" style:font-family-generic="swiss" style:font-pitch="variable"/>
    <style:font-face style:name="Arial1" svg:font-family="Arial" style:font-adornments="Bold Italic" style:font-family-generic="swiss" style:font-pitch="variable"/>
    <style:font-face style:name="Bitstream Vera Sans" svg:font-family="'Bitstream Vera Sans'"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Bitstream Vera Serif" fo:font-size="12pt" fo:language="en" fo:country="US" style:font-name-asian="Bitstream Vera Sans1" style:font-size-asian="12pt" style:language-asian="none" style:country-asian="none" style:font-name-complex="Lucidasans"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text-properties style:font-name="Times New Roman" fo:font-size="10pt"/>
    </style:style>
    <style:style style:name="Text_20_body" style:display-name="Text body" style:family="paragraph" style:parent-style-name="Standard" style:class="text">
      <style:paragraph-properties fo:margin-top="0in" fo:margin-bottom="0.0835in" fo:text-align="justify" style:justify-single-word="false" fo:orphans="2" fo:widows="2"/>
      <style:text-properties style:font-name="Times New Roman" fo:font-size="10pt" fo:font-style="normal" fo:font-weight="normal"/>
    </style:style>
    <style:style style:name="Signature"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1665in" fo:margin-bottom="0.0835in" fo:keep-with-next="always"/>
      <style:text-properties style:font-name="Bitstream Vera Sans" fo:font-size="14pt" style:font-name-asian="Mincho" style:font-size-asian="14pt" style:font-name-complex="Lucidasans" style:font-size-complex="14pt"/>
    </style:style>
    <style:style style:name="Heading_20_1" style:display-name="Heading 1" style:family="paragraph" style:parent-style-name="Heading" style:next-style-name="Text_20_body" style:class="text" style:default-outline-level="1">
      <style:paragraph-properties style:default-outline-level="1"/>
      <style:text-properties style:font-name="Arial" fo:font-size="12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style:default-outline-level="2"/>
      <style:text-properties style:font-name="Arial1" fo:font-size="11pt" fo:font-style="italic"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text-properties style:font-name-complex="Lucidasans1"/>
    </style:style>
    <style:style style:name="Foot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Lucidasans1" style:font-size-complex="10pt" style:font-style-complex="italic"/>
    </style:style>
    <style:style style:name="Table" style:family="paragraph" style:parent-style-name="Caption" style:class="extra"/>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style:font-name="Arial" fo:font-size="12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in" style:type="right" style:leader-style="dotted" style:leader-text="."/>
        </style:tab-stops>
      </style:paragraph-properties>
      <style:text-properties fo:font-size="10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5.8035in" style:type="right" style:leader-style="dotted" style:leader-text="."/>
        </style:tab-stops>
      </style:paragraph-properties>
      <style:text-properties fo:font-size="10pt"/>
    </style:style>
    <style:style style:name="Title" style:family="paragraph" style:parent-style-name="Heading" style:next-style-name="Subtitle" style:class="chapter">
      <style:paragraph-properties fo:text-align="center" style:justify-single-word="false"/>
      <style:text-properties style:font-name="Arial"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in" fo:margin-bottom="0in"/>
      <style:text-properties style:font-name="Courier" fo:font-size="8pt" fo:font-weight="normal" style:font-name-asian="Bitstream Vera Sans Mono" style:font-size-asian="10pt" style:font-name-complex="Bitstream Vera Sans Mono" style:font-size-complex="10pt"/>
    </style:style>
    <style:style style:name="Predefined_20_Attributes" style:display-name="Predefined Attributes" style:family="paragraph" style:parent-style-name="Signature">
      <style:paragraph-properties fo:orphans="2" fo:widows="2"/>
      <style:text-properties style:font-name="Times New Roman" fo:font-size="9pt" fo:font-weight="normal"/>
    </style:style>
    <style:style style:name="Footnote_20_Symbol" style:display-name="Footnote Symbol" style:family="text"/>
    <style:style style:name="Numbering_20_Symbols" style:display-name="Numbering Symbols" style:family="text"/>
    <style:style style:name="Endnote_20_Symbol" style:display-name="Endnote Symbol" style:family="text"/>
    <style:style style:name="Source_20_Text" style:display-name="Source Text" style:family="text">
      <style:text-properties style:font-name="Courier" fo:font-size="9pt" fo:font-weight="normal" fo:background-color="transparent" style:font-name-asian="Bitstream Vera Sans Mono" style:font-name-complex="Bitstream Vera Sans Mono"/>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style style:name="P1" style:family="paragraph" style:parent-style-name="Footer">
      <style:paragraph-properties fo:text-align="center" style:justify-single-word="false"/>
    </style:style>
    <style:page-layout style:name="pm1">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pm1">
      <style:footer>
        <text:p text:style-name="P1"><text:page-number text:select-page="current">1</text:page-number></text:p>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pre$Linux OpenOffice.org_project/680$Build-8825</meta:generator>
    <meta:creation-date>2006-03-24T21:10:44</meta:creation-date>
    <dc:date>2008-05-28T21:35:38</dc:date>
    <meta:print-date>2006-03-26T14:40:48</meta:print-date>
    <dc:language>en-US</dc:language>
    <meta:editing-cycles>32</meta:editing-cycles>
    <meta:editing-duration>PT12H5M14S</meta:editing-duration>
    <meta:user-defined meta:name="Info 1"/>
    <meta:user-defined meta:name="Info 2"/>
    <meta:user-defined meta:name="Info 3"/>
    <meta:user-defined meta:name="Info 4"/>
    <meta:document-statistic meta:table-count="36" meta:image-count="0" meta:object-count="0" meta:page-count="11" meta:paragraph-count="343" meta:word-count="2950" meta:character-count="18270"/>
  </office:meta>
</office:document-meta>
</file>